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sin</text:p>
          </table:table-cell>
          <table:table-cell table:style-name="Default" office:value-type="string" calcext:value-type="string">
            <text:p>sin_table_abs</text:p>
          </table:table-cell>
          <table:table-cell table:style-name="Default" office:value-type="string" calcext:value-type="string">
            <text:p>sin_table_r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PI()*[.A2]/256)" office:value-type="float" office:value="0" calcext:value-type="float">
            <text:p>0</text:p>
          </table:table-cell>
          <table:table-cell table:formula="of:=[.B2]*127+127" office:value-type="float" office:value="127" calcext:value-type="float">
            <text:p>127</text:p>
          </table:table-cell>
          <table:table-cell table:formula="of:=[.B2]*127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SIN(2*PI()*[.A3]/256)" office:value-type="float" office:value="0.0245412285229123" calcext:value-type="float">
            <text:p>0.0245412285229123</text:p>
          </table:table-cell>
          <table:table-cell table:formula="of:=[.B3]*127+127" office:value-type="float" office:value="130.11673602241" calcext:value-type="float">
            <text:p>130</text:p>
          </table:table-cell>
          <table:table-cell table:formula="of:=[.B3]*127" office:value-type="float" office:value="3.11673602240986" calcext:value-type="float">
            <text:p>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SIN(2*PI()*[.A4]/256)" office:value-type="float" office:value="0.049067674327418" calcext:value-type="float">
            <text:p>0.049067674327418</text:p>
          </table:table-cell>
          <table:table-cell table:formula="of:=[.B4]*127+127" office:value-type="float" office:value="133.231594639582" calcext:value-type="float">
            <text:p>133</text:p>
          </table:table-cell>
          <table:table-cell table:formula="of:=[.B4]*127" office:value-type="float" office:value="6.23159463958209" calcext:value-type="float">
            <text:p>6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SIN(2*PI()*[.A5]/256)" office:value-type="float" office:value="0.0735645635996674" calcext:value-type="float">
            <text:p>0.0735645635996674</text:p>
          </table:table-cell>
          <table:table-cell table:formula="of:=[.B5]*127+127" office:value-type="float" office:value="136.342699577158" calcext:value-type="float">
            <text:p>136</text:p>
          </table:table-cell>
          <table:table-cell table:formula="of:=[.B5]*127" office:value-type="float" office:value="9.34269957715776" calcext:value-type="float">
            <text:p>9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SIN(2*PI()*[.A6]/256)" office:value-type="float" office:value="0.0980171403295606" calcext:value-type="float">
            <text:p>0.0980171403295606</text:p>
          </table:table-cell>
          <table:table-cell table:formula="of:=[.B6]*127+127" office:value-type="float" office:value="139.448176821854" calcext:value-type="float">
            <text:p>139</text:p>
          </table:table-cell>
          <table:table-cell table:formula="of:=[.B6]*127" office:value-type="float" office:value="12.4481768218542" calcext:value-type="float">
            <text:p>12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SIN(2*PI()*[.A7]/256)" office:value-type="float" office:value="0.122410675199216" calcext:value-type="float">
            <text:p>0.122410675199216</text:p>
          </table:table-cell>
          <table:table-cell table:formula="of:=[.B7]*127+127" office:value-type="float" office:value="142.5461557503" calcext:value-type="float">
            <text:p>143</text:p>
          </table:table-cell>
          <table:table-cell table:formula="of:=[.B7]*127" office:value-type="float" office:value="15.5461557503005" calcext:value-type="float">
            <text:p>16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SIN(2*PI()*[.A8]/256)" office:value-type="float" office:value="0.146730474455362" calcext:value-type="float">
            <text:p>0.146730474455362</text:p>
          </table:table-cell>
          <table:table-cell table:formula="of:=[.B8]*127+127" office:value-type="float" office:value="145.634770255831" calcext:value-type="float">
            <text:p>146</text:p>
          </table:table-cell>
          <table:table-cell table:formula="of:=[.B8]*127" office:value-type="float" office:value="18.6347702558309" calcext:value-type="float">
            <text:p>19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SIN(2*PI()*[.A9]/256)" office:value-type="float" office:value="0.170961888760301" calcext:value-type="float">
            <text:p>0.170961888760301</text:p>
          </table:table-cell>
          <table:table-cell table:formula="of:=[.B9]*127+127" office:value-type="float" office:value="148.712159872558" calcext:value-type="float">
            <text:p>149</text:p>
          </table:table-cell>
          <table:table-cell table:formula="of:=[.B9]*127" office:value-type="float" office:value="21.7121598725583" calcext:value-type="float">
            <text:p>22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SIN(2*PI()*[.A10]/256)" office:value-type="float" office:value="0.195090322016128" calcext:value-type="float">
            <text:p>0.195090322016128</text:p>
          </table:table-cell>
          <table:table-cell table:formula="of:=[.B10]*127+127" office:value-type="float" office:value="151.776470896048" calcext:value-type="float">
            <text:p>152</text:p>
          </table:table-cell>
          <table:table-cell table:formula="of:=[.B10]*127" office:value-type="float" office:value="24.7764708960483" calcext:value-type="float">
            <text:p>25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SIN(2*PI()*[.A11]/256)" office:value-type="float" office:value="0.21910124015687" calcext:value-type="float">
            <text:p>0.21910124015687</text:p>
          </table:table-cell>
          <table:table-cell table:formula="of:=[.B11]*127+127" office:value-type="float" office:value="154.825857499922" calcext:value-type="float">
            <text:p>155</text:p>
          </table:table-cell>
          <table:table-cell table:formula="of:=[.B11]*127" office:value-type="float" office:value="27.8258574999225" calcext:value-type="float">
            <text:p>28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SIN(2*PI()*[.A12]/256)" office:value-type="float" office:value="0.242980179903264" calcext:value-type="float">
            <text:p>0.242980179903264</text:p>
          </table:table-cell>
          <table:table-cell table:formula="of:=[.B12]*127+127" office:value-type="float" office:value="157.858482847715" calcext:value-type="float">
            <text:p>158</text:p>
          </table:table-cell>
          <table:table-cell table:formula="of:=[.B12]*127" office:value-type="float" office:value="30.8584828477145" calcext:value-type="float">
            <text:p>31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SIN(2*PI()*[.A13]/256)" office:value-type="float" office:value="0.266712757474898" calcext:value-type="float">
            <text:p>0.266712757474898</text:p>
          </table:table-cell>
          <table:table-cell table:formula="of:=[.B13]*127+127" office:value-type="float" office:value="160.872520199312" calcext:value-type="float">
            <text:p>161</text:p>
          </table:table-cell>
          <table:table-cell table:formula="of:=[.B13]*127" office:value-type="float" office:value="33.8725201993121" calcext:value-type="float">
            <text:p>34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SIN(2*PI()*[.A14]/256)" office:value-type="float" office:value="0.290284677254462" calcext:value-type="float">
            <text:p>0.290284677254462</text:p>
          </table:table-cell>
          <table:table-cell table:formula="of:=[.B14]*127+127" office:value-type="float" office:value="163.866154011317" calcext:value-type="float">
            <text:p>164</text:p>
          </table:table-cell>
          <table:table-cell table:formula="of:=[.B14]*127" office:value-type="float" office:value="36.8661540113167" calcext:value-type="float">
            <text:p>37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SIN(2*PI()*[.A15]/256)" office:value-type="float" office:value="0.313681740398892" calcext:value-type="float">
            <text:p>0.313681740398892</text:p>
          </table:table-cell>
          <table:table-cell table:formula="of:=[.B15]*127+127" office:value-type="float" office:value="166.837581030659" calcext:value-type="float">
            <text:p>167</text:p>
          </table:table-cell>
          <table:table-cell table:formula="of:=[.B15]*127" office:value-type="float" office:value="39.8375810306592" calcext:value-type="float">
            <text:p>40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SIN(2*PI()*[.A16]/256)" office:value-type="float" office:value="0.33688985339222" calcext:value-type="float">
            <text:p>0.33688985339222</text:p>
          </table:table-cell>
          <table:table-cell table:formula="of:=[.B16]*127+127" office:value-type="float" office:value="169.785011380812" calcext:value-type="float">
            <text:p>170</text:p>
          </table:table-cell>
          <table:table-cell table:formula="of:=[.B16]*127" office:value-type="float" office:value="42.7850113808119" calcext:value-type="float">
            <text:p>43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SIN(2*PI()*[.A17]/256)" office:value-type="float" office:value="0.359895036534988" calcext:value-type="float">
            <text:p>0.359895036534988</text:p>
          </table:table-cell>
          <table:table-cell table:formula="of:=[.B17]*127+127" office:value-type="float" office:value="172.706669639944" calcext:value-type="float">
            <text:p>173</text:p>
          </table:table-cell>
          <table:table-cell table:formula="of:=[.B17]*127" office:value-type="float" office:value="45.7066696399435" calcext:value-type="float">
            <text:p>46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SIN(2*PI()*[.A18]/256)" office:value-type="float" office:value="0.38268343236509" calcext:value-type="float">
            <text:p>0.38268343236509</text:p>
          </table:table-cell>
          <table:table-cell table:formula="of:=[.B18]*127+127" office:value-type="float" office:value="175.600795910366" calcext:value-type="float">
            <text:p>176</text:p>
          </table:table-cell>
          <table:table-cell table:formula="of:=[.B18]*127" office:value-type="float" office:value="48.6007959103664" calcext:value-type="float">
            <text:p>49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SIN(2*PI()*[.A19]/256)" office:value-type="float" office:value="0.40524131400499" calcext:value-type="float">
            <text:p>0.40524131400499</text:p>
          </table:table-cell>
          <table:table-cell table:formula="of:=[.B19]*127+127" office:value-type="float" office:value="178.465646878634" calcext:value-type="float">
            <text:p>178</text:p>
          </table:table-cell>
          <table:table-cell table:formula="of:=[.B19]*127" office:value-type="float" office:value="51.4656468786337" calcext:value-type="float">
            <text:p>51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SIN(2*PI()*[.A20]/256)" office:value-type="float" office:value="0.427555093430282" calcext:value-type="float">
            <text:p>0.427555093430282</text:p>
          </table:table-cell>
          <table:table-cell table:formula="of:=[.B20]*127+127" office:value-type="float" office:value="181.299496865646" calcext:value-type="float">
            <text:p>181</text:p>
          </table:table-cell>
          <table:table-cell table:formula="of:=[.B20]*127" office:value-type="float" office:value="54.2994968656458" calcext:value-type="float">
            <text:p>54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SIN(2*PI()*[.A21]/256)" office:value-type="float" office:value="0.449611329654607" calcext:value-type="float">
            <text:p>0.449611329654607</text:p>
          </table:table-cell>
          <table:table-cell table:formula="of:=[.B21]*127+127" office:value-type="float" office:value="184.100638866135" calcext:value-type="float">
            <text:p>184</text:p>
          </table:table-cell>
          <table:table-cell table:formula="of:=[.B21]*127" office:value-type="float" office:value="57.100638866135" calcext:value-type="float">
            <text:p>57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SIN(2*PI()*[.A22]/256)" office:value-type="float" office:value="0.471396736825998" calcext:value-type="float">
            <text:p>0.471396736825998</text:p>
          </table:table-cell>
          <table:table-cell table:formula="of:=[.B22]*127+127" office:value-type="float" office:value="186.867385576902" calcext:value-type="float">
            <text:p>187</text:p>
          </table:table-cell>
          <table:table-cell table:formula="of:=[.B22]*127" office:value-type="float" office:value="59.8673855769017" calcext:value-type="float">
            <text:p>60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SIN(2*PI()*[.A23]/256)" office:value-type="float" office:value="0.492898192229784" calcext:value-type="float">
            <text:p>0.492898192229784</text:p>
          </table:table-cell>
          <table:table-cell table:formula="of:=[.B23]*127+127" office:value-type="float" office:value="189.598070413183" calcext:value-type="float">
            <text:p>190</text:p>
          </table:table-cell>
          <table:table-cell table:formula="of:=[.B23]*127" office:value-type="float" office:value="62.5980704131826" calcext:value-type="float">
            <text:p>63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SIN(2*PI()*[.A24]/256)" office:value-type="float" office:value="0.514102744193222" calcext:value-type="float">
            <text:p>0.514102744193222</text:p>
          </table:table-cell>
          <table:table-cell table:formula="of:=[.B24]*127+127" office:value-type="float" office:value="192.291048512539" calcext:value-type="float">
            <text:p>192</text:p>
          </table:table-cell>
          <table:table-cell table:formula="of:=[.B24]*127" office:value-type="float" office:value="65.2910485125392" calcext:value-type="float">
            <text:p>65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SIN(2*PI()*[.A25]/256)" office:value-type="float" office:value="0.534997619887097" calcext:value-type="float">
            <text:p>0.534997619887097</text:p>
          </table:table-cell>
          <table:table-cell table:formula="of:=[.B25]*127+127" office:value-type="float" office:value="194.944697725661" calcext:value-type="float">
            <text:p>195</text:p>
          </table:table-cell>
          <table:table-cell table:formula="of:=[.B25]*127" office:value-type="float" office:value="67.9446977256613" calcext:value-type="float">
            <text:p>68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SIN(2*PI()*[.A26]/256)" office:value-type="float" office:value="0.555570233019602" calcext:value-type="float">
            <text:p>0.555570233019602</text:p>
          </table:table-cell>
          <table:table-cell table:formula="of:=[.B26]*127+127" office:value-type="float" office:value="197.557419593489" calcext:value-type="float">
            <text:p>198</text:p>
          </table:table-cell>
          <table:table-cell table:formula="of:=[.B26]*127" office:value-type="float" office:value="70.5574195934895" calcext:value-type="float">
            <text:p>71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SIN(2*PI()*[.A27]/256)" office:value-type="float" office:value="0.575808191417845" calcext:value-type="float">
            <text:p>0.575808191417845</text:p>
          </table:table-cell>
          <table:table-cell table:formula="of:=[.B27]*127+127" office:value-type="float" office:value="200.127640310066" calcext:value-type="float">
            <text:p>200</text:p>
          </table:table-cell>
          <table:table-cell table:formula="of:=[.B27]*127" office:value-type="float" office:value="73.1276403100664" calcext:value-type="float">
            <text:p>73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SIN(2*PI()*[.A28]/256)" office:value-type="float" office:value="0.595699304492433" calcext:value-type="float">
            <text:p>0.595699304492433</text:p>
          </table:table-cell>
          <table:table-cell table:formula="of:=[.B28]*127+127" office:value-type="float" office:value="202.653811670539" calcext:value-type="float">
            <text:p>203</text:p>
          </table:table-cell>
          <table:table-cell table:formula="of:=[.B28]*127" office:value-type="float" office:value="75.653811670539" calcext:value-type="float">
            <text:p>76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SIN(2*PI()*[.A29]/256)" office:value-type="float" office:value="0.615231590580627" calcext:value-type="float">
            <text:p>0.615231590580627</text:p>
          </table:table-cell>
          <table:table-cell table:formula="of:=[.B29]*127+127" office:value-type="float" office:value="205.13441200374" calcext:value-type="float">
            <text:p>205</text:p>
          </table:table-cell>
          <table:table-cell table:formula="of:=[.B29]*127" office:value-type="float" office:value="78.1344120037396" calcext:value-type="float">
            <text:p>78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SIN(2*PI()*[.A30]/256)" office:value-type="float" office:value="0.634393284163646" calcext:value-type="float">
            <text:p>0.634393284163646</text:p>
          </table:table-cell>
          <table:table-cell table:formula="of:=[.B30]*127+127" office:value-type="float" office:value="207.567947088783" calcext:value-type="float">
            <text:p>208</text:p>
          </table:table-cell>
          <table:table-cell table:formula="of:=[.B30]*127" office:value-type="float" office:value="80.567947088783" calcext:value-type="float">
            <text:p>81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SIN(2*PI()*[.A31]/256)" office:value-type="float" office:value="0.653172842953777" calcext:value-type="float">
            <text:p>0.653172842953777</text:p>
          </table:table-cell>
          <table:table-cell table:formula="of:=[.B31]*127+127" office:value-type="float" office:value="209.95295105513" calcext:value-type="float">
            <text:p>210</text:p>
          </table:table-cell>
          <table:table-cell table:formula="of:=[.B31]*127" office:value-type="float" office:value="82.9529510551297" calcext:value-type="float">
            <text:p>83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SIN(2*PI()*[.A32]/256)" office:value-type="float" office:value="0.671558954847018" calcext:value-type="float">
            <text:p>0.671558954847018</text:p>
          </table:table-cell>
          <table:table-cell table:formula="of:=[.B32]*127+127" office:value-type="float" office:value="212.287987265571" calcext:value-type="float">
            <text:p>212</text:p>
          </table:table-cell>
          <table:table-cell table:formula="of:=[.B32]*127" office:value-type="float" office:value="85.2879872655713" calcext:value-type="float">
            <text:p>85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SIN(2*PI()*[.A33]/256)" office:value-type="float" office:value="0.689540544737067" calcext:value-type="float">
            <text:p>0.689540544737067</text:p>
          </table:table-cell>
          <table:table-cell table:formula="of:=[.B33]*127+127" office:value-type="float" office:value="214.571649181607" calcext:value-type="float">
            <text:p>215</text:p>
          </table:table-cell>
          <table:table-cell table:formula="of:=[.B33]*127" office:value-type="float" office:value="87.5716491816075" calcext:value-type="float">
            <text:p>88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SIN(2*PI()*[.A34]/256)" office:value-type="float" office:value="0.707106781186548" calcext:value-type="float">
            <text:p>0.707106781186548</text:p>
          </table:table-cell>
          <table:table-cell table:formula="of:=[.B34]*127+127" office:value-type="float" office:value="216.802561210692" calcext:value-type="float">
            <text:p>217</text:p>
          </table:table-cell>
          <table:table-cell table:formula="of:=[.B34]*127" office:value-type="float" office:value="89.8025612106915" calcext:value-type="float">
            <text:p>90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SIN(2*PI()*[.A35]/256)" office:value-type="float" office:value="0.724247082951467" calcext:value-type="float">
            <text:p>0.724247082951467</text:p>
          </table:table-cell>
          <table:table-cell table:formula="of:=[.B35]*127+127" office:value-type="float" office:value="218.979379534836" calcext:value-type="float">
            <text:p>219</text:p>
          </table:table-cell>
          <table:table-cell table:formula="of:=[.B35]*127" office:value-type="float" office:value="91.9793795348363" calcext:value-type="float">
            <text:p>92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SIN(2*PI()*[.A36]/256)" office:value-type="float" office:value="0.740951125354959" calcext:value-type="float">
            <text:p>0.740951125354959</text:p>
          </table:table-cell>
          <table:table-cell table:formula="of:=[.B36]*127+127" office:value-type="float" office:value="221.10079292008" calcext:value-type="float">
            <text:p>221</text:p>
          </table:table-cell>
          <table:table-cell table:formula="of:=[.B36]*127" office:value-type="float" office:value="94.1007929200798" calcext:value-type="float">
            <text:p>94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SIN(2*PI()*[.A37]/256)" office:value-type="float" office:value="0.757208846506485" calcext:value-type="float">
            <text:p>0.757208846506485</text:p>
          </table:table-cell>
          <table:table-cell table:formula="of:=[.B37]*127+127" office:value-type="float" office:value="223.165523506324" calcext:value-type="float">
            <text:p>223</text:p>
          </table:table-cell>
          <table:table-cell table:formula="of:=[.B37]*127" office:value-type="float" office:value="96.1655235063235" calcext:value-type="float">
            <text:p>96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SIN(2*PI()*[.A38]/256)" office:value-type="float" office:value="0.773010453362737" calcext:value-type="float">
            <text:p>0.773010453362737</text:p>
          </table:table-cell>
          <table:table-cell table:formula="of:=[.B38]*127+127" office:value-type="float" office:value="225.172327577068" calcext:value-type="float">
            <text:p>225</text:p>
          </table:table-cell>
          <table:table-cell table:formula="of:=[.B38]*127" office:value-type="float" office:value="98.1723275770676" calcext:value-type="float">
            <text:p>98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SIN(2*PI()*[.A39]/256)" office:value-type="float" office:value="0.788346427626606" calcext:value-type="float">
            <text:p>0.788346427626606</text:p>
          </table:table-cell>
          <table:table-cell table:formula="of:=[.B39]*127+127" office:value-type="float" office:value="227.119996308579" calcext:value-type="float">
            <text:p>227</text:p>
          </table:table-cell>
          <table:table-cell table:formula="of:=[.B39]*127" office:value-type="float" office:value="100.119996308579" calcext:value-type="float">
            <text:p>100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SIN(2*PI()*[.A40]/256)" office:value-type="float" office:value="0.803207531480645" calcext:value-type="float">
            <text:p>0.803207531480645</text:p>
          </table:table-cell>
          <table:table-cell table:formula="of:=[.B40]*127+127" office:value-type="float" office:value="229.007356498042" calcext:value-type="float">
            <text:p>229</text:p>
          </table:table-cell>
          <table:table-cell table:formula="of:=[.B40]*127" office:value-type="float" office:value="102.007356498042" calcext:value-type="float">
            <text:p>102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SIN(2*PI()*[.A41]/256)" office:value-type="float" office:value="0.817584813151584" calcext:value-type="float">
            <text:p>0.817584813151584</text:p>
          </table:table-cell>
          <table:table-cell table:formula="of:=[.B41]*127+127" office:value-type="float" office:value="230.833271270251" calcext:value-type="float">
            <text:p>231</text:p>
          </table:table-cell>
          <table:table-cell table:formula="of:=[.B41]*127" office:value-type="float" office:value="103.833271270251" calcext:value-type="float">
            <text:p>104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SIN(2*PI()*[.A42]/256)" office:value-type="float" office:value="0.831469612302545" calcext:value-type="float">
            <text:p>0.831469612302545</text:p>
          </table:table-cell>
          <table:table-cell table:formula="of:=[.B42]*127+127" office:value-type="float" office:value="232.596640762423" calcext:value-type="float">
            <text:p>233</text:p>
          </table:table-cell>
          <table:table-cell table:formula="of:=[.B42]*127" office:value-type="float" office:value="105.596640762423" calcext:value-type="float">
            <text:p>106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SIN(2*PI()*[.A43]/256)" office:value-type="float" office:value="0.844853565249707" calcext:value-type="float">
            <text:p>0.844853565249707</text:p>
          </table:table-cell>
          <table:table-cell table:formula="of:=[.B43]*127+127" office:value-type="float" office:value="234.296402786713" calcext:value-type="float">
            <text:p>234</text:p>
          </table:table-cell>
          <table:table-cell table:formula="of:=[.B43]*127" office:value-type="float" office:value="107.296402786713" calcext:value-type="float">
            <text:p>107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SIN(2*PI()*[.A44]/256)" office:value-type="float" office:value="0.857728610000272" calcext:value-type="float">
            <text:p>0.857728610000272</text:p>
          </table:table-cell>
          <table:table-cell table:formula="of:=[.B44]*127+127" office:value-type="float" office:value="235.931533470035" calcext:value-type="float">
            <text:p>236</text:p>
          </table:table-cell>
          <table:table-cell table:formula="of:=[.B44]*127" office:value-type="float" office:value="108.931533470035" calcext:value-type="float">
            <text:p>109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SIN(2*PI()*[.A45]/256)" office:value-type="float" office:value="0.870086991108711" calcext:value-type="float">
            <text:p>0.870086991108711</text:p>
          </table:table-cell>
          <table:table-cell table:formula="of:=[.B45]*127+127" office:value-type="float" office:value="237.501047870806" calcext:value-type="float">
            <text:p>238</text:p>
          </table:table-cell>
          <table:table-cell table:formula="of:=[.B45]*127" office:value-type="float" office:value="110.501047870806" calcext:value-type="float">
            <text:p>111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SIN(2*PI()*[.A46]/256)" office:value-type="float" office:value="0.881921264348355" calcext:value-type="float">
            <text:p>0.881921264348355</text:p>
          </table:table-cell>
          <table:table-cell table:formula="of:=[.B46]*127+127" office:value-type="float" office:value="239.004000572241" calcext:value-type="float">
            <text:p>239</text:p>
          </table:table-cell>
          <table:table-cell table:formula="of:=[.B46]*127" office:value-type="float" office:value="112.004000572241" calcext:value-type="float">
            <text:p>112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SIN(2*PI()*[.A47]/256)" office:value-type="float" office:value="0.893224301195515" calcext:value-type="float">
            <text:p>0.893224301195515</text:p>
          </table:table-cell>
          <table:table-cell table:formula="of:=[.B47]*127+127" office:value-type="float" office:value="240.43948625183" calcext:value-type="float">
            <text:p>240</text:p>
          </table:table-cell>
          <table:table-cell table:formula="of:=[.B47]*127" office:value-type="float" office:value="113.43948625183" calcext:value-type="float">
            <text:p>113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SIN(2*PI()*[.A48]/256)" office:value-type="float" office:value="0.903989293123443" calcext:value-type="float">
            <text:p>0.903989293123443</text:p>
          </table:table-cell>
          <table:table-cell table:formula="of:=[.B48]*127+127" office:value-type="float" office:value="241.806640226677" calcext:value-type="float">
            <text:p>242</text:p>
          </table:table-cell>
          <table:table-cell table:formula="of:=[.B48]*127" office:value-type="float" office:value="114.806640226677" calcext:value-type="float">
            <text:p>115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SIN(2*PI()*[.A49]/256)" office:value-type="float" office:value="0.914209755703531" calcext:value-type="float">
            <text:p>0.914209755703531</text:p>
          </table:table-cell>
          <table:table-cell table:formula="of:=[.B49]*127+127" office:value-type="float" office:value="243.104638974348" calcext:value-type="float">
            <text:p>243</text:p>
          </table:table-cell>
          <table:table-cell table:formula="of:=[.B49]*127" office:value-type="float" office:value="116.104638974348" calcext:value-type="float">
            <text:p>116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SIN(2*PI()*[.A50]/256)" office:value-type="float" office:value="0.923879532511287" calcext:value-type="float">
            <text:p>0.923879532511287</text:p>
          </table:table-cell>
          <table:table-cell table:formula="of:=[.B50]*127+127" office:value-type="float" office:value="244.332700628933" calcext:value-type="float">
            <text:p>244</text:p>
          </table:table-cell>
          <table:table-cell table:formula="of:=[.B50]*127" office:value-type="float" office:value="117.332700628933" calcext:value-type="float">
            <text:p>117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SIN(2*PI()*[.A51]/256)" office:value-type="float" office:value="0.932992798834739" calcext:value-type="float">
            <text:p>0.932992798834739</text:p>
          </table:table-cell>
          <table:table-cell table:formula="of:=[.B51]*127+127" office:value-type="float" office:value="245.490085452012" calcext:value-type="float">
            <text:p>245</text:p>
          </table:table-cell>
          <table:table-cell table:formula="of:=[.B51]*127" office:value-type="float" office:value="118.490085452012" calcext:value-type="float">
            <text:p>118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SIN(2*PI()*[.A52]/256)" office:value-type="float" office:value="0.941544065183021" calcext:value-type="float">
            <text:p>0.941544065183021</text:p>
          </table:table-cell>
          <table:table-cell table:formula="of:=[.B52]*127+127" office:value-type="float" office:value="246.576096278244" calcext:value-type="float">
            <text:p>247</text:p>
          </table:table-cell>
          <table:table-cell table:formula="of:=[.B52]*127" office:value-type="float" office:value="119.576096278244" calcext:value-type="float">
            <text:p>120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SIN(2*PI()*[.A53]/256)" office:value-type="float" office:value="0.949528180593037" calcext:value-type="float">
            <text:p>0.949528180593037</text:p>
          </table:table-cell>
          <table:table-cell table:formula="of:=[.B53]*127+127" office:value-type="float" office:value="247.590078935316" calcext:value-type="float">
            <text:p>248</text:p>
          </table:table-cell>
          <table:table-cell table:formula="of:=[.B53]*127" office:value-type="float" office:value="120.590078935316" calcext:value-type="float">
            <text:p>121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SIN(2*PI()*[.A54]/256)" office:value-type="float" office:value="0.956940335732209" calcext:value-type="float">
            <text:p>0.956940335732209</text:p>
          </table:table-cell>
          <table:table-cell table:formula="of:=[.B54]*127+127" office:value-type="float" office:value="248.531422637991" calcext:value-type="float">
            <text:p>249</text:p>
          </table:table-cell>
          <table:table-cell table:formula="of:=[.B54]*127" office:value-type="float" office:value="121.531422637991" calcext:value-type="float">
            <text:p>122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SIN(2*PI()*[.A55]/256)" office:value-type="float" office:value="0.96377606579544" calcext:value-type="float">
            <text:p>0.96377606579544</text:p>
          </table:table-cell>
          <table:table-cell table:formula="of:=[.B55]*127+127" office:value-type="float" office:value="249.399560356021" calcext:value-type="float">
            <text:p>249</text:p>
          </table:table-cell>
          <table:table-cell table:formula="of:=[.B55]*127" office:value-type="float" office:value="122.399560356021" calcext:value-type="float">
            <text:p>122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SIN(2*PI()*[.A56]/256)" office:value-type="float" office:value="0.970031253194544" calcext:value-type="float">
            <text:p>0.970031253194544</text:p>
          </table:table-cell>
          <table:table-cell table:formula="of:=[.B56]*127+127" office:value-type="float" office:value="250.193969155707" calcext:value-type="float">
            <text:p>250</text:p>
          </table:table-cell>
          <table:table-cell table:formula="of:=[.B56]*127" office:value-type="float" office:value="123.193969155707" calcext:value-type="float">
            <text:p>123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SIN(2*PI()*[.A57]/256)" office:value-type="float" office:value="0.975702130038529" calcext:value-type="float">
            <text:p>0.975702130038529</text:p>
          </table:table-cell>
          <table:table-cell table:formula="of:=[.B57]*127+127" office:value-type="float" office:value="250.914170514893" calcext:value-type="float">
            <text:p>251</text:p>
          </table:table-cell>
          <table:table-cell table:formula="of:=[.B57]*127" office:value-type="float" office:value="123.914170514893" calcext:value-type="float">
            <text:p>124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SIN(2*PI()*[.A58]/256)" office:value-type="float" office:value="0.98078528040323" calcext:value-type="float">
            <text:p>0.98078528040323</text:p>
          </table:table-cell>
          <table:table-cell table:formula="of:=[.B58]*127+127" office:value-type="float" office:value="251.55973061121" calcext:value-type="float">
            <text:p>252</text:p>
          </table:table-cell>
          <table:table-cell table:formula="of:=[.B58]*127" office:value-type="float" office:value="124.55973061121" calcext:value-type="float">
            <text:p>125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SIN(2*PI()*[.A59]/256)" office:value-type="float" office:value="0.985277642388941" calcext:value-type="float">
            <text:p>0.985277642388941</text:p>
          </table:table-cell>
          <table:table-cell table:formula="of:=[.B59]*127+127" office:value-type="float" office:value="252.130260583396" calcext:value-type="float">
            <text:p>252</text:p>
          </table:table-cell>
          <table:table-cell table:formula="of:=[.B59]*127" office:value-type="float" office:value="125.130260583396" calcext:value-type="float">
            <text:p>125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SIN(2*PI()*[.A60]/256)" office:value-type="float" office:value="0.989176509964781" calcext:value-type="float">
            <text:p>0.989176509964781</text:p>
          </table:table-cell>
          <table:table-cell table:formula="of:=[.B60]*127+127" office:value-type="float" office:value="252.625416765527" calcext:value-type="float">
            <text:p>253</text:p>
          </table:table-cell>
          <table:table-cell table:formula="of:=[.B60]*127" office:value-type="float" office:value="125.625416765527" calcext:value-type="float">
            <text:p>126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SIN(2*PI()*[.A61]/256)" office:value-type="float" office:value="0.99247953459871" calcext:value-type="float">
            <text:p>0.99247953459871</text:p>
          </table:table-cell>
          <table:table-cell table:formula="of:=[.B61]*127+127" office:value-type="float" office:value="253.044900894036" calcext:value-type="float">
            <text:p>253</text:p>
          </table:table-cell>
          <table:table-cell table:formula="of:=[.B61]*127" office:value-type="float" office:value="126.044900894036" calcext:value-type="float">
            <text:p>126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SIN(2*PI()*[.A62]/256)" office:value-type="float" office:value="0.995184726672197" calcext:value-type="float">
            <text:p>0.995184726672197</text:p>
          </table:table-cell>
          <table:table-cell table:formula="of:=[.B62]*127+127" office:value-type="float" office:value="253.388460287369" calcext:value-type="float">
            <text:p>253</text:p>
          </table:table-cell>
          <table:table-cell table:formula="of:=[.B62]*127" office:value-type="float" office:value="126.388460287369" calcext:value-type="float">
            <text:p>126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SIN(2*PI()*[.A63]/256)" office:value-type="float" office:value="0.99729045667869" calcext:value-type="float">
            <text:p>0.99729045667869</text:p>
          </table:table-cell>
          <table:table-cell table:formula="of:=[.B63]*127+127" office:value-type="float" office:value="253.655887998194" calcext:value-type="float">
            <text:p>254</text:p>
          </table:table-cell>
          <table:table-cell table:formula="of:=[.B63]*127" office:value-type="float" office:value="126.655887998194" calcext:value-type="float">
            <text:p>127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SIN(2*PI()*[.A64]/256)" office:value-type="float" office:value="0.998795456205172" calcext:value-type="float">
            <text:p>0.998795456205172</text:p>
          </table:table-cell>
          <table:table-cell table:formula="of:=[.B64]*127+127" office:value-type="float" office:value="253.847022938057" calcext:value-type="float">
            <text:p>254</text:p>
          </table:table-cell>
          <table:table-cell table:formula="of:=[.B64]*127" office:value-type="float" office:value="126.847022938057" calcext:value-type="float">
            <text:p>127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SIN(2*PI()*[.A65]/256)" office:value-type="float" office:value="0.999698818696204" calcext:value-type="float">
            <text:p>0.999698818696204</text:p>
          </table:table-cell>
          <table:table-cell table:formula="of:=[.B65]*127+127" office:value-type="float" office:value="253.961749974418" calcext:value-type="float">
            <text:p>254</text:p>
          </table:table-cell>
          <table:table-cell table:formula="of:=[.B65]*127" office:value-type="float" office:value="126.961749974418" calcext:value-type="float">
            <text:p>127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SIN(2*PI()*[.A66]/256)" office:value-type="float" office:value="1" calcext:value-type="float">
            <text:p>1</text:p>
          </table:table-cell>
          <table:table-cell table:formula="of:=[.B66]*127+127" office:value-type="float" office:value="254" calcext:value-type="float">
            <text:p>254</text:p>
          </table:table-cell>
          <table:table-cell table:formula="of:=[.B66]*127" office:value-type="float" office:value="127" calcext:value-type="float">
            <text:p>127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SIN(2*PI()*[.A67]/256)" office:value-type="float" office:value="0.999698818696204" calcext:value-type="float">
            <text:p>0.999698818696204</text:p>
          </table:table-cell>
          <table:table-cell table:formula="of:=[.B67]*127+127" office:value-type="float" office:value="253.961749974418" calcext:value-type="float">
            <text:p>254</text:p>
          </table:table-cell>
          <table:table-cell table:formula="of:=[.B67]*127" office:value-type="float" office:value="126.961749974418" calcext:value-type="float">
            <text:p>127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SIN(2*PI()*[.A68]/256)" office:value-type="float" office:value="0.998795456205172" calcext:value-type="float">
            <text:p>0.998795456205172</text:p>
          </table:table-cell>
          <table:table-cell table:formula="of:=[.B68]*127+127" office:value-type="float" office:value="253.847022938057" calcext:value-type="float">
            <text:p>254</text:p>
          </table:table-cell>
          <table:table-cell table:formula="of:=[.B68]*127" office:value-type="float" office:value="126.847022938057" calcext:value-type="float">
            <text:p>127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SIN(2*PI()*[.A69]/256)" office:value-type="float" office:value="0.99729045667869" calcext:value-type="float">
            <text:p>0.99729045667869</text:p>
          </table:table-cell>
          <table:table-cell table:formula="of:=[.B69]*127+127" office:value-type="float" office:value="253.655887998194" calcext:value-type="float">
            <text:p>254</text:p>
          </table:table-cell>
          <table:table-cell table:formula="of:=[.B69]*127" office:value-type="float" office:value="126.655887998194" calcext:value-type="float">
            <text:p>127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SIN(2*PI()*[.A70]/256)" office:value-type="float" office:value="0.995184726672197" calcext:value-type="float">
            <text:p>0.995184726672197</text:p>
          </table:table-cell>
          <table:table-cell table:formula="of:=[.B70]*127+127" office:value-type="float" office:value="253.388460287369" calcext:value-type="float">
            <text:p>253</text:p>
          </table:table-cell>
          <table:table-cell table:formula="of:=[.B70]*127" office:value-type="float" office:value="126.388460287369" calcext:value-type="float">
            <text:p>126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SIN(2*PI()*[.A71]/256)" office:value-type="float" office:value="0.99247953459871" calcext:value-type="float">
            <text:p>0.99247953459871</text:p>
          </table:table-cell>
          <table:table-cell table:formula="of:=[.B71]*127+127" office:value-type="float" office:value="253.044900894036" calcext:value-type="float">
            <text:p>253</text:p>
          </table:table-cell>
          <table:table-cell table:formula="of:=[.B71]*127" office:value-type="float" office:value="126.044900894036" calcext:value-type="float">
            <text:p>126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SIN(2*PI()*[.A72]/256)" office:value-type="float" office:value="0.989176509964781" calcext:value-type="float">
            <text:p>0.989176509964781</text:p>
          </table:table-cell>
          <table:table-cell table:formula="of:=[.B72]*127+127" office:value-type="float" office:value="252.625416765527" calcext:value-type="float">
            <text:p>253</text:p>
          </table:table-cell>
          <table:table-cell table:formula="of:=[.B72]*127" office:value-type="float" office:value="125.625416765527" calcext:value-type="float">
            <text:p>126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SIN(2*PI()*[.A73]/256)" office:value-type="float" office:value="0.985277642388941" calcext:value-type="float">
            <text:p>0.985277642388941</text:p>
          </table:table-cell>
          <table:table-cell table:formula="of:=[.B73]*127+127" office:value-type="float" office:value="252.130260583396" calcext:value-type="float">
            <text:p>252</text:p>
          </table:table-cell>
          <table:table-cell table:formula="of:=[.B73]*127" office:value-type="float" office:value="125.130260583396" calcext:value-type="float">
            <text:p>125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SIN(2*PI()*[.A74]/256)" office:value-type="float" office:value="0.98078528040323" calcext:value-type="float">
            <text:p>0.98078528040323</text:p>
          </table:table-cell>
          <table:table-cell table:formula="of:=[.B74]*127+127" office:value-type="float" office:value="251.55973061121" calcext:value-type="float">
            <text:p>252</text:p>
          </table:table-cell>
          <table:table-cell table:formula="of:=[.B74]*127" office:value-type="float" office:value="124.55973061121" calcext:value-type="float">
            <text:p>125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SIN(2*PI()*[.A75]/256)" office:value-type="float" office:value="0.975702130038529" calcext:value-type="float">
            <text:p>0.975702130038529</text:p>
          </table:table-cell>
          <table:table-cell table:formula="of:=[.B75]*127+127" office:value-type="float" office:value="250.914170514893" calcext:value-type="float">
            <text:p>251</text:p>
          </table:table-cell>
          <table:table-cell table:formula="of:=[.B75]*127" office:value-type="float" office:value="123.914170514893" calcext:value-type="float">
            <text:p>124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SIN(2*PI()*[.A76]/256)" office:value-type="float" office:value="0.970031253194544" calcext:value-type="float">
            <text:p>0.970031253194544</text:p>
          </table:table-cell>
          <table:table-cell table:formula="of:=[.B76]*127+127" office:value-type="float" office:value="250.193969155707" calcext:value-type="float">
            <text:p>250</text:p>
          </table:table-cell>
          <table:table-cell table:formula="of:=[.B76]*127" office:value-type="float" office:value="123.193969155707" calcext:value-type="float">
            <text:p>123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SIN(2*PI()*[.A77]/256)" office:value-type="float" office:value="0.96377606579544" calcext:value-type="float">
            <text:p>0.96377606579544</text:p>
          </table:table-cell>
          <table:table-cell table:formula="of:=[.B77]*127+127" office:value-type="float" office:value="249.399560356021" calcext:value-type="float">
            <text:p>249</text:p>
          </table:table-cell>
          <table:table-cell table:formula="of:=[.B77]*127" office:value-type="float" office:value="122.399560356021" calcext:value-type="float">
            <text:p>122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SIN(2*PI()*[.A78]/256)" office:value-type="float" office:value="0.956940335732209" calcext:value-type="float">
            <text:p>0.956940335732209</text:p>
          </table:table-cell>
          <table:table-cell table:formula="of:=[.B78]*127+127" office:value-type="float" office:value="248.531422637991" calcext:value-type="float">
            <text:p>249</text:p>
          </table:table-cell>
          <table:table-cell table:formula="of:=[.B78]*127" office:value-type="float" office:value="121.531422637991" calcext:value-type="float">
            <text:p>122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SIN(2*PI()*[.A79]/256)" office:value-type="float" office:value="0.949528180593037" calcext:value-type="float">
            <text:p>0.949528180593037</text:p>
          </table:table-cell>
          <table:table-cell table:formula="of:=[.B79]*127+127" office:value-type="float" office:value="247.590078935316" calcext:value-type="float">
            <text:p>248</text:p>
          </table:table-cell>
          <table:table-cell table:formula="of:=[.B79]*127" office:value-type="float" office:value="120.590078935316" calcext:value-type="float">
            <text:p>121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SIN(2*PI()*[.A80]/256)" office:value-type="float" office:value="0.941544065183021" calcext:value-type="float">
            <text:p>0.941544065183021</text:p>
          </table:table-cell>
          <table:table-cell table:formula="of:=[.B80]*127+127" office:value-type="float" office:value="246.576096278244" calcext:value-type="float">
            <text:p>247</text:p>
          </table:table-cell>
          <table:table-cell table:formula="of:=[.B80]*127" office:value-type="float" office:value="119.576096278244" calcext:value-type="float">
            <text:p>120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SIN(2*PI()*[.A81]/256)" office:value-type="float" office:value="0.932992798834739" calcext:value-type="float">
            <text:p>0.932992798834739</text:p>
          </table:table-cell>
          <table:table-cell table:formula="of:=[.B81]*127+127" office:value-type="float" office:value="245.490085452012" calcext:value-type="float">
            <text:p>245</text:p>
          </table:table-cell>
          <table:table-cell table:formula="of:=[.B81]*127" office:value-type="float" office:value="118.490085452012" calcext:value-type="float">
            <text:p>118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SIN(2*PI()*[.A82]/256)" office:value-type="float" office:value="0.923879532511287" calcext:value-type="float">
            <text:p>0.923879532511287</text:p>
          </table:table-cell>
          <table:table-cell table:formula="of:=[.B82]*127+127" office:value-type="float" office:value="244.332700628933" calcext:value-type="float">
            <text:p>244</text:p>
          </table:table-cell>
          <table:table-cell table:formula="of:=[.B82]*127" office:value-type="float" office:value="117.332700628933" calcext:value-type="float">
            <text:p>117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SIN(2*PI()*[.A83]/256)" office:value-type="float" office:value="0.914209755703531" calcext:value-type="float">
            <text:p>0.914209755703531</text:p>
          </table:table-cell>
          <table:table-cell table:formula="of:=[.B83]*127+127" office:value-type="float" office:value="243.104638974348" calcext:value-type="float">
            <text:p>243</text:p>
          </table:table-cell>
          <table:table-cell table:formula="of:=[.B83]*127" office:value-type="float" office:value="116.104638974348" calcext:value-type="float">
            <text:p>116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SIN(2*PI()*[.A84]/256)" office:value-type="float" office:value="0.903989293123443" calcext:value-type="float">
            <text:p>0.903989293123443</text:p>
          </table:table-cell>
          <table:table-cell table:formula="of:=[.B84]*127+127" office:value-type="float" office:value="241.806640226677" calcext:value-type="float">
            <text:p>242</text:p>
          </table:table-cell>
          <table:table-cell table:formula="of:=[.B84]*127" office:value-type="float" office:value="114.806640226677" calcext:value-type="float">
            <text:p>115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SIN(2*PI()*[.A85]/256)" office:value-type="float" office:value="0.893224301195515" calcext:value-type="float">
            <text:p>0.893224301195515</text:p>
          </table:table-cell>
          <table:table-cell table:formula="of:=[.B85]*127+127" office:value-type="float" office:value="240.43948625183" calcext:value-type="float">
            <text:p>240</text:p>
          </table:table-cell>
          <table:table-cell table:formula="of:=[.B85]*127" office:value-type="float" office:value="113.43948625183" calcext:value-type="float">
            <text:p>113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SIN(2*PI()*[.A86]/256)" office:value-type="float" office:value="0.881921264348355" calcext:value-type="float">
            <text:p>0.881921264348355</text:p>
          </table:table-cell>
          <table:table-cell table:formula="of:=[.B86]*127+127" office:value-type="float" office:value="239.004000572241" calcext:value-type="float">
            <text:p>239</text:p>
          </table:table-cell>
          <table:table-cell table:formula="of:=[.B86]*127" office:value-type="float" office:value="112.004000572241" calcext:value-type="float">
            <text:p>112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SIN(2*PI()*[.A87]/256)" office:value-type="float" office:value="0.870086991108712" calcext:value-type="float">
            <text:p>0.870086991108712</text:p>
          </table:table-cell>
          <table:table-cell table:formula="of:=[.B87]*127+127" office:value-type="float" office:value="237.501047870806" calcext:value-type="float">
            <text:p>238</text:p>
          </table:table-cell>
          <table:table-cell table:formula="of:=[.B87]*127" office:value-type="float" office:value="110.501047870806" calcext:value-type="float">
            <text:p>111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SIN(2*PI()*[.A88]/256)" office:value-type="float" office:value="0.857728610000272" calcext:value-type="float">
            <text:p>0.857728610000272</text:p>
          </table:table-cell>
          <table:table-cell table:formula="of:=[.B88]*127+127" office:value-type="float" office:value="235.931533470035" calcext:value-type="float">
            <text:p>236</text:p>
          </table:table-cell>
          <table:table-cell table:formula="of:=[.B88]*127" office:value-type="float" office:value="108.931533470035" calcext:value-type="float">
            <text:p>109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SIN(2*PI()*[.A89]/256)" office:value-type="float" office:value="0.844853565249707" calcext:value-type="float">
            <text:p>0.844853565249707</text:p>
          </table:table-cell>
          <table:table-cell table:formula="of:=[.B89]*127+127" office:value-type="float" office:value="234.296402786713" calcext:value-type="float">
            <text:p>234</text:p>
          </table:table-cell>
          <table:table-cell table:formula="of:=[.B89]*127" office:value-type="float" office:value="107.296402786713" calcext:value-type="float">
            <text:p>107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SIN(2*PI()*[.A90]/256)" office:value-type="float" office:value="0.831469612302546" calcext:value-type="float">
            <text:p>0.831469612302546</text:p>
          </table:table-cell>
          <table:table-cell table:formula="of:=[.B90]*127+127" office:value-type="float" office:value="232.596640762423" calcext:value-type="float">
            <text:p>233</text:p>
          </table:table-cell>
          <table:table-cell table:formula="of:=[.B90]*127" office:value-type="float" office:value="105.596640762423" calcext:value-type="float">
            <text:p>106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SIN(2*PI()*[.A91]/256)" office:value-type="float" office:value="0.817584813151584" calcext:value-type="float">
            <text:p>0.817584813151584</text:p>
          </table:table-cell>
          <table:table-cell table:formula="of:=[.B91]*127+127" office:value-type="float" office:value="230.833271270251" calcext:value-type="float">
            <text:p>231</text:p>
          </table:table-cell>
          <table:table-cell table:formula="of:=[.B91]*127" office:value-type="float" office:value="103.833271270251" calcext:value-type="float">
            <text:p>104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SIN(2*PI()*[.A92]/256)" office:value-type="float" office:value="0.803207531480645" calcext:value-type="float">
            <text:p>0.803207531480645</text:p>
          </table:table-cell>
          <table:table-cell table:formula="of:=[.B92]*127+127" office:value-type="float" office:value="229.007356498042" calcext:value-type="float">
            <text:p>229</text:p>
          </table:table-cell>
          <table:table-cell table:formula="of:=[.B92]*127" office:value-type="float" office:value="102.007356498042" calcext:value-type="float">
            <text:p>102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SIN(2*PI()*[.A93]/256)" office:value-type="float" office:value="0.788346427626606" calcext:value-type="float">
            <text:p>0.788346427626606</text:p>
          </table:table-cell>
          <table:table-cell table:formula="of:=[.B93]*127+127" office:value-type="float" office:value="227.119996308579" calcext:value-type="float">
            <text:p>227</text:p>
          </table:table-cell>
          <table:table-cell table:formula="of:=[.B93]*127" office:value-type="float" office:value="100.119996308579" calcext:value-type="float">
            <text:p>100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SIN(2*PI()*[.A94]/256)" office:value-type="float" office:value="0.773010453362737" calcext:value-type="float">
            <text:p>0.773010453362737</text:p>
          </table:table-cell>
          <table:table-cell table:formula="of:=[.B94]*127+127" office:value-type="float" office:value="225.172327577068" calcext:value-type="float">
            <text:p>225</text:p>
          </table:table-cell>
          <table:table-cell table:formula="of:=[.B94]*127" office:value-type="float" office:value="98.1723275770676" calcext:value-type="float">
            <text:p>98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SIN(2*PI()*[.A95]/256)" office:value-type="float" office:value="0.757208846506485" calcext:value-type="float">
            <text:p>0.757208846506485</text:p>
          </table:table-cell>
          <table:table-cell table:formula="of:=[.B95]*127+127" office:value-type="float" office:value="223.165523506324" calcext:value-type="float">
            <text:p>223</text:p>
          </table:table-cell>
          <table:table-cell table:formula="of:=[.B95]*127" office:value-type="float" office:value="96.1655235063236" calcext:value-type="float">
            <text:p>96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SIN(2*PI()*[.A96]/256)" office:value-type="float" office:value="0.740951125354959" calcext:value-type="float">
            <text:p>0.740951125354959</text:p>
          </table:table-cell>
          <table:table-cell table:formula="of:=[.B96]*127+127" office:value-type="float" office:value="221.10079292008" calcext:value-type="float">
            <text:p>221</text:p>
          </table:table-cell>
          <table:table-cell table:formula="of:=[.B96]*127" office:value-type="float" office:value="94.1007929200798" calcext:value-type="float">
            <text:p>94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SIN(2*PI()*[.A97]/256)" office:value-type="float" office:value="0.724247082951467" calcext:value-type="float">
            <text:p>0.724247082951467</text:p>
          </table:table-cell>
          <table:table-cell table:formula="of:=[.B97]*127+127" office:value-type="float" office:value="218.979379534836" calcext:value-type="float">
            <text:p>219</text:p>
          </table:table-cell>
          <table:table-cell table:formula="of:=[.B97]*127" office:value-type="float" office:value="91.9793795348363" calcext:value-type="float">
            <text:p>92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SIN(2*PI()*[.A98]/256)" office:value-type="float" office:value="0.707106781186548" calcext:value-type="float">
            <text:p>0.707106781186548</text:p>
          </table:table-cell>
          <table:table-cell table:formula="of:=[.B98]*127+127" office:value-type="float" office:value="216.802561210692" calcext:value-type="float">
            <text:p>217</text:p>
          </table:table-cell>
          <table:table-cell table:formula="of:=[.B98]*127" office:value-type="float" office:value="89.8025612106915" calcext:value-type="float">
            <text:p>90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SIN(2*PI()*[.A99]/256)" office:value-type="float" office:value="0.689540544737067" calcext:value-type="float">
            <text:p>0.689540544737067</text:p>
          </table:table-cell>
          <table:table-cell table:formula="of:=[.B99]*127+127" office:value-type="float" office:value="214.571649181608" calcext:value-type="float">
            <text:p>215</text:p>
          </table:table-cell>
          <table:table-cell table:formula="of:=[.B99]*127" office:value-type="float" office:value="87.5716491816075" calcext:value-type="float">
            <text:p>88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SIN(2*PI()*[.A100]/256)" office:value-type="float" office:value="0.671558954847019" calcext:value-type="float">
            <text:p>0.671558954847019</text:p>
          </table:table-cell>
          <table:table-cell table:formula="of:=[.B100]*127+127" office:value-type="float" office:value="212.287987265571" calcext:value-type="float">
            <text:p>212</text:p>
          </table:table-cell>
          <table:table-cell table:formula="of:=[.B100]*127" office:value-type="float" office:value="85.2879872655714" calcext:value-type="float">
            <text:p>85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SIN(2*PI()*[.A101]/256)" office:value-type="float" office:value="0.653172842953777" calcext:value-type="float">
            <text:p>0.653172842953777</text:p>
          </table:table-cell>
          <table:table-cell table:formula="of:=[.B101]*127+127" office:value-type="float" office:value="209.95295105513" calcext:value-type="float">
            <text:p>210</text:p>
          </table:table-cell>
          <table:table-cell table:formula="of:=[.B101]*127" office:value-type="float" office:value="82.9529510551296" calcext:value-type="float">
            <text:p>83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SIN(2*PI()*[.A102]/256)" office:value-type="float" office:value="0.634393284163646" calcext:value-type="float">
            <text:p>0.634393284163646</text:p>
          </table:table-cell>
          <table:table-cell table:formula="of:=[.B102]*127+127" office:value-type="float" office:value="207.567947088783" calcext:value-type="float">
            <text:p>208</text:p>
          </table:table-cell>
          <table:table-cell table:formula="of:=[.B102]*127" office:value-type="float" office:value="80.567947088783" calcext:value-type="float">
            <text:p>81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SIN(2*PI()*[.A103]/256)" office:value-type="float" office:value="0.615231590580627" calcext:value-type="float">
            <text:p>0.615231590580627</text:p>
          </table:table-cell>
          <table:table-cell table:formula="of:=[.B103]*127+127" office:value-type="float" office:value="205.13441200374" calcext:value-type="float">
            <text:p>205</text:p>
          </table:table-cell>
          <table:table-cell table:formula="of:=[.B103]*127" office:value-type="float" office:value="78.1344120037396" calcext:value-type="float">
            <text:p>78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SIN(2*PI()*[.A104]/256)" office:value-type="float" office:value="0.595699304492434" calcext:value-type="float">
            <text:p>0.595699304492434</text:p>
          </table:table-cell>
          <table:table-cell table:formula="of:=[.B104]*127+127" office:value-type="float" office:value="202.653811670539" calcext:value-type="float">
            <text:p>203</text:p>
          </table:table-cell>
          <table:table-cell table:formula="of:=[.B104]*127" office:value-type="float" office:value="75.6538116705391" calcext:value-type="float">
            <text:p>76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SIN(2*PI()*[.A105]/256)" office:value-type="float" office:value="0.575808191417845" calcext:value-type="float">
            <text:p>0.575808191417845</text:p>
          </table:table-cell>
          <table:table-cell table:formula="of:=[.B105]*127+127" office:value-type="float" office:value="200.127640310066" calcext:value-type="float">
            <text:p>200</text:p>
          </table:table-cell>
          <table:table-cell table:formula="of:=[.B105]*127" office:value-type="float" office:value="73.1276403100664" calcext:value-type="float">
            <text:p>73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SIN(2*PI()*[.A106]/256)" office:value-type="float" office:value="0.555570233019602" calcext:value-type="float">
            <text:p>0.555570233019602</text:p>
          </table:table-cell>
          <table:table-cell table:formula="of:=[.B106]*127+127" office:value-type="float" office:value="197.557419593489" calcext:value-type="float">
            <text:p>198</text:p>
          </table:table-cell>
          <table:table-cell table:formula="of:=[.B106]*127" office:value-type="float" office:value="70.5574195934895" calcext:value-type="float">
            <text:p>71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SIN(2*PI()*[.A107]/256)" office:value-type="float" office:value="0.534997619887097" calcext:value-type="float">
            <text:p>0.534997619887097</text:p>
          </table:table-cell>
          <table:table-cell table:formula="of:=[.B107]*127+127" office:value-type="float" office:value="194.944697725661" calcext:value-type="float">
            <text:p>195</text:p>
          </table:table-cell>
          <table:table-cell table:formula="of:=[.B107]*127" office:value-type="float" office:value="67.9446977256613" calcext:value-type="float">
            <text:p>68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SIN(2*PI()*[.A108]/256)" office:value-type="float" office:value="0.514102744193222" calcext:value-type="float">
            <text:p>0.514102744193222</text:p>
          </table:table-cell>
          <table:table-cell table:formula="of:=[.B108]*127+127" office:value-type="float" office:value="192.291048512539" calcext:value-type="float">
            <text:p>192</text:p>
          </table:table-cell>
          <table:table-cell table:formula="of:=[.B108]*127" office:value-type="float" office:value="65.2910485125392" calcext:value-type="float">
            <text:p>65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SIN(2*PI()*[.A109]/256)" office:value-type="float" office:value="0.492898192229784" calcext:value-type="float">
            <text:p>0.492898192229784</text:p>
          </table:table-cell>
          <table:table-cell table:formula="of:=[.B109]*127+127" office:value-type="float" office:value="189.598070413183" calcext:value-type="float">
            <text:p>190</text:p>
          </table:table-cell>
          <table:table-cell table:formula="of:=[.B109]*127" office:value-type="float" office:value="62.5980704131826" calcext:value-type="float">
            <text:p>63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SIN(2*PI()*[.A110]/256)" office:value-type="float" office:value="0.471396736825998" calcext:value-type="float">
            <text:p>0.471396736825998</text:p>
          </table:table-cell>
          <table:table-cell table:formula="of:=[.B110]*127+127" office:value-type="float" office:value="186.867385576902" calcext:value-type="float">
            <text:p>187</text:p>
          </table:table-cell>
          <table:table-cell table:formula="of:=[.B110]*127" office:value-type="float" office:value="59.8673855769017" calcext:value-type="float">
            <text:p>60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SIN(2*PI()*[.A111]/256)" office:value-type="float" office:value="0.449611329654607" calcext:value-type="float">
            <text:p>0.449611329654607</text:p>
          </table:table-cell>
          <table:table-cell table:formula="of:=[.B111]*127+127" office:value-type="float" office:value="184.100638866135" calcext:value-type="float">
            <text:p>184</text:p>
          </table:table-cell>
          <table:table-cell table:formula="of:=[.B111]*127" office:value-type="float" office:value="57.1006388661351" calcext:value-type="float">
            <text:p>57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SIN(2*PI()*[.A112]/256)" office:value-type="float" office:value="0.427555093430282" calcext:value-type="float">
            <text:p>0.427555093430282</text:p>
          </table:table-cell>
          <table:table-cell table:formula="of:=[.B112]*127+127" office:value-type="float" office:value="181.299496865646" calcext:value-type="float">
            <text:p>181</text:p>
          </table:table-cell>
          <table:table-cell table:formula="of:=[.B112]*127" office:value-type="float" office:value="54.2994968656458" calcext:value-type="float">
            <text:p>54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SIN(2*PI()*[.A113]/256)" office:value-type="float" office:value="0.40524131400499" calcext:value-type="float">
            <text:p>0.40524131400499</text:p>
          </table:table-cell>
          <table:table-cell table:formula="of:=[.B113]*127+127" office:value-type="float" office:value="178.465646878634" calcext:value-type="float">
            <text:p>178</text:p>
          </table:table-cell>
          <table:table-cell table:formula="of:=[.B113]*127" office:value-type="float" office:value="51.4656468786337" calcext:value-type="float">
            <text:p>51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SIN(2*PI()*[.A114]/256)" office:value-type="float" office:value="0.38268343236509" calcext:value-type="float">
            <text:p>0.38268343236509</text:p>
          </table:table-cell>
          <table:table-cell table:formula="of:=[.B114]*127+127" office:value-type="float" office:value="175.600795910366" calcext:value-type="float">
            <text:p>176</text:p>
          </table:table-cell>
          <table:table-cell table:formula="of:=[.B114]*127" office:value-type="float" office:value="48.6007959103664" calcext:value-type="float">
            <text:p>49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SIN(2*PI()*[.A115]/256)" office:value-type="float" office:value="0.359895036534988" calcext:value-type="float">
            <text:p>0.359895036534988</text:p>
          </table:table-cell>
          <table:table-cell table:formula="of:=[.B115]*127+127" office:value-type="float" office:value="172.706669639944" calcext:value-type="float">
            <text:p>173</text:p>
          </table:table-cell>
          <table:table-cell table:formula="of:=[.B115]*127" office:value-type="float" office:value="45.7066696399435" calcext:value-type="float">
            <text:p>46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SIN(2*PI()*[.A116]/256)" office:value-type="float" office:value="0.33688985339222" calcext:value-type="float">
            <text:p>0.33688985339222</text:p>
          </table:table-cell>
          <table:table-cell table:formula="of:=[.B116]*127+127" office:value-type="float" office:value="169.785011380812" calcext:value-type="float">
            <text:p>170</text:p>
          </table:table-cell>
          <table:table-cell table:formula="of:=[.B116]*127" office:value-type="float" office:value="42.785011380812" calcext:value-type="float">
            <text:p>43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SIN(2*PI()*[.A117]/256)" office:value-type="float" office:value="0.313681740398891" calcext:value-type="float">
            <text:p>0.313681740398891</text:p>
          </table:table-cell>
          <table:table-cell table:formula="of:=[.B117]*127+127" office:value-type="float" office:value="166.837581030659" calcext:value-type="float">
            <text:p>167</text:p>
          </table:table-cell>
          <table:table-cell table:formula="of:=[.B117]*127" office:value-type="float" office:value="39.8375810306592" calcext:value-type="float">
            <text:p>40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SIN(2*PI()*[.A118]/256)" office:value-type="float" office:value="0.290284677254462" calcext:value-type="float">
            <text:p>0.290284677254462</text:p>
          </table:table-cell>
          <table:table-cell table:formula="of:=[.B118]*127+127" office:value-type="float" office:value="163.866154011317" calcext:value-type="float">
            <text:p>164</text:p>
          </table:table-cell>
          <table:table-cell table:formula="of:=[.B118]*127" office:value-type="float" office:value="36.8661540113167" calcext:value-type="float">
            <text:p>37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SIN(2*PI()*[.A119]/256)" office:value-type="float" office:value="0.266712757474899" calcext:value-type="float">
            <text:p>0.266712757474899</text:p>
          </table:table-cell>
          <table:table-cell table:formula="of:=[.B119]*127+127" office:value-type="float" office:value="160.872520199312" calcext:value-type="float">
            <text:p>161</text:p>
          </table:table-cell>
          <table:table-cell table:formula="of:=[.B119]*127" office:value-type="float" office:value="33.8725201993121" calcext:value-type="float">
            <text:p>34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SIN(2*PI()*[.A120]/256)" office:value-type="float" office:value="0.242980179903264" calcext:value-type="float">
            <text:p>0.242980179903264</text:p>
          </table:table-cell>
          <table:table-cell table:formula="of:=[.B120]*127+127" office:value-type="float" office:value="157.858482847715" calcext:value-type="float">
            <text:p>158</text:p>
          </table:table-cell>
          <table:table-cell table:formula="of:=[.B120]*127" office:value-type="float" office:value="30.8584828477145" calcext:value-type="float">
            <text:p>31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SIN(2*PI()*[.A121]/256)" office:value-type="float" office:value="0.21910124015687" calcext:value-type="float">
            <text:p>0.21910124015687</text:p>
          </table:table-cell>
          <table:table-cell table:formula="of:=[.B121]*127+127" office:value-type="float" office:value="154.825857499923" calcext:value-type="float">
            <text:p>155</text:p>
          </table:table-cell>
          <table:table-cell table:formula="of:=[.B121]*127" office:value-type="float" office:value="27.8258574999225" calcext:value-type="float">
            <text:p>28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SIN(2*PI()*[.A122]/256)" office:value-type="float" office:value="0.195090322016129" calcext:value-type="float">
            <text:p>0.195090322016129</text:p>
          </table:table-cell>
          <table:table-cell table:formula="of:=[.B122]*127+127" office:value-type="float" office:value="151.776470896048" calcext:value-type="float">
            <text:p>152</text:p>
          </table:table-cell>
          <table:table-cell table:formula="of:=[.B122]*127" office:value-type="float" office:value="24.7764708960483" calcext:value-type="float">
            <text:p>25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SIN(2*PI()*[.A123]/256)" office:value-type="float" office:value="0.170961888760301" calcext:value-type="float">
            <text:p>0.170961888760301</text:p>
          </table:table-cell>
          <table:table-cell table:formula="of:=[.B123]*127+127" office:value-type="float" office:value="148.712159872558" calcext:value-type="float">
            <text:p>149</text:p>
          </table:table-cell>
          <table:table-cell table:formula="of:=[.B123]*127" office:value-type="float" office:value="21.7121598725583" calcext:value-type="float">
            <text:p>22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SIN(2*PI()*[.A124]/256)" office:value-type="float" office:value="0.146730474455362" calcext:value-type="float">
            <text:p>0.146730474455362</text:p>
          </table:table-cell>
          <table:table-cell table:formula="of:=[.B124]*127+127" office:value-type="float" office:value="145.634770255831" calcext:value-type="float">
            <text:p>146</text:p>
          </table:table-cell>
          <table:table-cell table:formula="of:=[.B124]*127" office:value-type="float" office:value="18.634770255831" calcext:value-type="float">
            <text:p>19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SIN(2*PI()*[.A125]/256)" office:value-type="float" office:value="0.122410675199216" calcext:value-type="float">
            <text:p>0.122410675199216</text:p>
          </table:table-cell>
          <table:table-cell table:formula="of:=[.B125]*127+127" office:value-type="float" office:value="142.5461557503" calcext:value-type="float">
            <text:p>143</text:p>
          </table:table-cell>
          <table:table-cell table:formula="of:=[.B125]*127" office:value-type="float" office:value="15.5461557503005" calcext:value-type="float">
            <text:p>16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SIN(2*PI()*[.A126]/256)" office:value-type="float" office:value="0.0980171403295608" calcext:value-type="float">
            <text:p>0.0980171403295608</text:p>
          </table:table-cell>
          <table:table-cell table:formula="of:=[.B126]*127+127" office:value-type="float" office:value="139.448176821854" calcext:value-type="float">
            <text:p>139</text:p>
          </table:table-cell>
          <table:table-cell table:formula="of:=[.B126]*127" office:value-type="float" office:value="12.4481768218542" calcext:value-type="float">
            <text:p>12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SIN(2*PI()*[.A127]/256)" office:value-type="float" office:value="0.0735645635996677" calcext:value-type="float">
            <text:p>0.0735645635996677</text:p>
          </table:table-cell>
          <table:table-cell table:formula="of:=[.B127]*127+127" office:value-type="float" office:value="136.342699577158" calcext:value-type="float">
            <text:p>136</text:p>
          </table:table-cell>
          <table:table-cell table:formula="of:=[.B127]*127" office:value-type="float" office:value="9.3426995771578" calcext:value-type="float">
            <text:p>9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SIN(2*PI()*[.A128]/256)" office:value-type="float" office:value="0.049067674327418" calcext:value-type="float">
            <text:p>0.049067674327418</text:p>
          </table:table-cell>
          <table:table-cell table:formula="of:=[.B128]*127+127" office:value-type="float" office:value="133.231594639582" calcext:value-type="float">
            <text:p>133</text:p>
          </table:table-cell>
          <table:table-cell table:formula="of:=[.B128]*127" office:value-type="float" office:value="6.23159463958208" calcext:value-type="float">
            <text:p>6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SIN(2*PI()*[.A129]/256)" office:value-type="float" office:value="0.0245412285229123" calcext:value-type="float">
            <text:p>0.0245412285229123</text:p>
          </table:table-cell>
          <table:table-cell table:formula="of:=[.B129]*127+127" office:value-type="float" office:value="130.11673602241" calcext:value-type="float">
            <text:p>130</text:p>
          </table:table-cell>
          <table:table-cell table:formula="of:=[.B129]*127" office:value-type="float" office:value="3.11673602240987" calcext:value-type="float">
            <text:p>3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SIN(2*PI()*[.A130]/256)" office:value-type="float" office:value="1.22464679914735E-016" calcext:value-type="float">
            <text:p>1.22464679914735E-16</text:p>
          </table:table-cell>
          <table:table-cell table:formula="of:=[.B130]*127+127" office:value-type="float" office:value="127" calcext:value-type="float">
            <text:p>127</text:p>
          </table:table-cell>
          <table:table-cell table:formula="of:=[.B130]*127" office:value-type="float" office:value="0.00000000000001555301" calcext:value-type="float">
            <text:p>0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SIN(2*PI()*[.A131]/256)" office:value-type="float" office:value="-0.0245412285229121" calcext:value-type="float">
            <text:p>-0.0245412285229121</text:p>
          </table:table-cell>
          <table:table-cell table:formula="of:=[.B131]*127+127" office:value-type="float" office:value="123.88326397759" calcext:value-type="float">
            <text:p>124</text:p>
          </table:table-cell>
          <table:table-cell table:formula="of:=[.B131]*127" office:value-type="float" office:value="-3.11673602240983" calcext:value-type="float">
            <text:p>-3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SIN(2*PI()*[.A132]/256)" office:value-type="float" office:value="-0.0490676743274177" calcext:value-type="float">
            <text:p>-0.0490676743274177</text:p>
          </table:table-cell>
          <table:table-cell table:formula="of:=[.B132]*127+127" office:value-type="float" office:value="120.768405360418" calcext:value-type="float">
            <text:p>121</text:p>
          </table:table-cell>
          <table:table-cell table:formula="of:=[.B132]*127" office:value-type="float" office:value="-6.23159463958205" calcext:value-type="float">
            <text:p>-6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SIN(2*PI()*[.A133]/256)" office:value-type="float" office:value="-0.0735645635996675" calcext:value-type="float">
            <text:p>-0.0735645635996675</text:p>
          </table:table-cell>
          <table:table-cell table:formula="of:=[.B133]*127+127" office:value-type="float" office:value="117.657300422842" calcext:value-type="float">
            <text:p>118</text:p>
          </table:table-cell>
          <table:table-cell table:formula="of:=[.B133]*127" office:value-type="float" office:value="-9.34269957715777" calcext:value-type="float">
            <text:p>-9</text:p>
          </table:table-cell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SIN(2*PI()*[.A134]/256)" office:value-type="float" office:value="-0.0980171403295606" calcext:value-type="float">
            <text:p>-0.0980171403295606</text:p>
          </table:table-cell>
          <table:table-cell table:formula="of:=[.B134]*127+127" office:value-type="float" office:value="114.551823178146" calcext:value-type="float">
            <text:p>115</text:p>
          </table:table-cell>
          <table:table-cell table:formula="of:=[.B134]*127" office:value-type="float" office:value="-12.4481768218542" calcext:value-type="float">
            <text:p>-12</text:p>
          </table:table-cell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SIN(2*PI()*[.A135]/256)" office:value-type="float" office:value="-0.122410675199216" calcext:value-type="float">
            <text:p>-0.122410675199216</text:p>
          </table:table-cell>
          <table:table-cell table:formula="of:=[.B135]*127+127" office:value-type="float" office:value="111.4538442497" calcext:value-type="float">
            <text:p>111</text:p>
          </table:table-cell>
          <table:table-cell table:formula="of:=[.B135]*127" office:value-type="float" office:value="-15.5461557503004" calcext:value-type="float">
            <text:p>-16</text:p>
          </table:table-cell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SIN(2*PI()*[.A136]/256)" office:value-type="float" office:value="-0.146730474455362" calcext:value-type="float">
            <text:p>-0.146730474455362</text:p>
          </table:table-cell>
          <table:table-cell table:formula="of:=[.B136]*127+127" office:value-type="float" office:value="108.365229744169" calcext:value-type="float">
            <text:p>108</text:p>
          </table:table-cell>
          <table:table-cell table:formula="of:=[.B136]*127" office:value-type="float" office:value="-18.6347702558309" calcext:value-type="float">
            <text:p>-19</text:p>
          </table:table-cell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SIN(2*PI()*[.A137]/256)" office:value-type="float" office:value="-0.170961888760301" calcext:value-type="float">
            <text:p>-0.170961888760301</text:p>
          </table:table-cell>
          <table:table-cell table:formula="of:=[.B137]*127+127" office:value-type="float" office:value="105.287840127442" calcext:value-type="float">
            <text:p>105</text:p>
          </table:table-cell>
          <table:table-cell table:formula="of:=[.B137]*127" office:value-type="float" office:value="-21.7121598725582" calcext:value-type="float">
            <text:p>-22</text:p>
          </table:table-cell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SIN(2*PI()*[.A138]/256)" office:value-type="float" office:value="-0.195090322016128" calcext:value-type="float">
            <text:p>-0.195090322016128</text:p>
          </table:table-cell>
          <table:table-cell table:formula="of:=[.B138]*127+127" office:value-type="float" office:value="102.223529103952" calcext:value-type="float">
            <text:p>102</text:p>
          </table:table-cell>
          <table:table-cell table:formula="of:=[.B138]*127" office:value-type="float" office:value="-24.7764708960483" calcext:value-type="float">
            <text:p>-25</text:p>
          </table:table-cell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SIN(2*PI()*[.A139]/256)" office:value-type="float" office:value="-0.21910124015687" calcext:value-type="float">
            <text:p>-0.21910124015687</text:p>
          </table:table-cell>
          <table:table-cell table:formula="of:=[.B139]*127+127" office:value-type="float" office:value="99.1741425000775" calcext:value-type="float">
            <text:p>99</text:p>
          </table:table-cell>
          <table:table-cell table:formula="of:=[.B139]*127" office:value-type="float" office:value="-27.8258574999225" calcext:value-type="float">
            <text:p>-28</text:p>
          </table:table-cell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SIN(2*PI()*[.A140]/256)" office:value-type="float" office:value="-0.242980179903264" calcext:value-type="float">
            <text:p>-0.242980179903264</text:p>
          </table:table-cell>
          <table:table-cell table:formula="of:=[.B140]*127+127" office:value-type="float" office:value="96.1415171522855" calcext:value-type="float">
            <text:p>96</text:p>
          </table:table-cell>
          <table:table-cell table:formula="of:=[.B140]*127" office:value-type="float" office:value="-30.8584828477145" calcext:value-type="float">
            <text:p>-31</text:p>
          </table:table-cell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SIN(2*PI()*[.A141]/256)" office:value-type="float" office:value="-0.266712757474898" calcext:value-type="float">
            <text:p>-0.266712757474898</text:p>
          </table:table-cell>
          <table:table-cell table:formula="of:=[.B141]*127+127" office:value-type="float" office:value="93.1274798006879" calcext:value-type="float">
            <text:p>93</text:p>
          </table:table-cell>
          <table:table-cell table:formula="of:=[.B141]*127" office:value-type="float" office:value="-33.8725201993121" calcext:value-type="float">
            <text:p>-34</text:p>
          </table:table-cell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SIN(2*PI()*[.A142]/256)" office:value-type="float" office:value="-0.290284677254462" calcext:value-type="float">
            <text:p>-0.290284677254462</text:p>
          </table:table-cell>
          <table:table-cell table:formula="of:=[.B142]*127+127" office:value-type="float" office:value="90.1338459886833" calcext:value-type="float">
            <text:p>90</text:p>
          </table:table-cell>
          <table:table-cell table:formula="of:=[.B142]*127" office:value-type="float" office:value="-36.8661540113167" calcext:value-type="float">
            <text:p>-37</text:p>
          </table:table-cell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SIN(2*PI()*[.A143]/256)" office:value-type="float" office:value="-0.313681740398891" calcext:value-type="float">
            <text:p>-0.313681740398891</text:p>
          </table:table-cell>
          <table:table-cell table:formula="of:=[.B143]*127+127" office:value-type="float" office:value="87.1624189693408" calcext:value-type="float">
            <text:p>87</text:p>
          </table:table-cell>
          <table:table-cell table:formula="of:=[.B143]*127" office:value-type="float" office:value="-39.8375810306592" calcext:value-type="float">
            <text:p>-40</text:p>
          </table:table-cell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SIN(2*PI()*[.A144]/256)" office:value-type="float" office:value="-0.33688985339222" calcext:value-type="float">
            <text:p>-0.33688985339222</text:p>
          </table:table-cell>
          <table:table-cell table:formula="of:=[.B144]*127+127" office:value-type="float" office:value="84.2149886191881" calcext:value-type="float">
            <text:p>84</text:p>
          </table:table-cell>
          <table:table-cell table:formula="of:=[.B144]*127" office:value-type="float" office:value="-42.785011380812" calcext:value-type="float">
            <text:p>-43</text:p>
          </table:table-cell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SIN(2*PI()*[.A145]/256)" office:value-type="float" office:value="-0.359895036534988" calcext:value-type="float">
            <text:p>-0.359895036534988</text:p>
          </table:table-cell>
          <table:table-cell table:formula="of:=[.B145]*127+127" office:value-type="float" office:value="81.2933303600565" calcext:value-type="float">
            <text:p>81</text:p>
          </table:table-cell>
          <table:table-cell table:formula="of:=[.B145]*127" office:value-type="float" office:value="-45.7066696399435" calcext:value-type="float">
            <text:p>-46</text:p>
          </table:table-cell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SIN(2*PI()*[.A146]/256)" office:value-type="float" office:value="-0.38268343236509" calcext:value-type="float">
            <text:p>-0.38268343236509</text:p>
          </table:table-cell>
          <table:table-cell table:formula="of:=[.B146]*127+127" office:value-type="float" office:value="78.3992040896336" calcext:value-type="float">
            <text:p>78</text:p>
          </table:table-cell>
          <table:table-cell table:formula="of:=[.B146]*127" office:value-type="float" office:value="-48.6007959103664" calcext:value-type="float">
            <text:p>-49</text:p>
          </table:table-cell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SIN(2*PI()*[.A147]/256)" office:value-type="float" office:value="-0.40524131400499" calcext:value-type="float">
            <text:p>-0.40524131400499</text:p>
          </table:table-cell>
          <table:table-cell table:formula="of:=[.B147]*127+127" office:value-type="float" office:value="75.5343531213663" calcext:value-type="float">
            <text:p>76</text:p>
          </table:table-cell>
          <table:table-cell table:formula="of:=[.B147]*127" office:value-type="float" office:value="-51.4656468786337" calcext:value-type="float">
            <text:p>-51</text:p>
          </table:table-cell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SIN(2*PI()*[.A148]/256)" office:value-type="float" office:value="-0.427555093430282" calcext:value-type="float">
            <text:p>-0.427555093430282</text:p>
          </table:table-cell>
          <table:table-cell table:formula="of:=[.B148]*127+127" office:value-type="float" office:value="72.7005031343542" calcext:value-type="float">
            <text:p>73</text:p>
          </table:table-cell>
          <table:table-cell table:formula="of:=[.B148]*127" office:value-type="float" office:value="-54.2994968656458" calcext:value-type="float">
            <text:p>-54</text:p>
          </table:table-cell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SIN(2*PI()*[.A149]/256)" office:value-type="float" office:value="-0.449611329654607" calcext:value-type="float">
            <text:p>-0.449611329654607</text:p>
          </table:table-cell>
          <table:table-cell table:formula="of:=[.B149]*127+127" office:value-type="float" office:value="69.899361133865" calcext:value-type="float">
            <text:p>70</text:p>
          </table:table-cell>
          <table:table-cell table:formula="of:=[.B149]*127" office:value-type="float" office:value="-57.100638866135" calcext:value-type="float">
            <text:p>-57</text:p>
          </table:table-cell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SIN(2*PI()*[.A150]/256)" office:value-type="float" office:value="-0.471396736825998" calcext:value-type="float">
            <text:p>-0.471396736825998</text:p>
          </table:table-cell>
          <table:table-cell table:formula="of:=[.B150]*127+127" office:value-type="float" office:value="67.1326144230983" calcext:value-type="float">
            <text:p>67</text:p>
          </table:table-cell>
          <table:table-cell table:formula="of:=[.B150]*127" office:value-type="float" office:value="-59.8673855769017" calcext:value-type="float">
            <text:p>-60</text:p>
          </table:table-cell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SIN(2*PI()*[.A151]/256)" office:value-type="float" office:value="-0.492898192229784" calcext:value-type="float">
            <text:p>-0.492898192229784</text:p>
          </table:table-cell>
          <table:table-cell table:formula="of:=[.B151]*127+127" office:value-type="float" office:value="64.4019295868174" calcext:value-type="float">
            <text:p>64</text:p>
          </table:table-cell>
          <table:table-cell table:formula="of:=[.B151]*127" office:value-type="float" office:value="-62.5980704131826" calcext:value-type="float">
            <text:p>-63</text:p>
          </table:table-cell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SIN(2*PI()*[.A152]/256)" office:value-type="float" office:value="-0.514102744193222" calcext:value-type="float">
            <text:p>-0.514102744193222</text:p>
          </table:table-cell>
          <table:table-cell table:formula="of:=[.B152]*127+127" office:value-type="float" office:value="61.7089514874609" calcext:value-type="float">
            <text:p>62</text:p>
          </table:table-cell>
          <table:table-cell table:formula="of:=[.B152]*127" office:value-type="float" office:value="-65.2910485125391" calcext:value-type="float">
            <text:p>-65</text:p>
          </table:table-cell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SIN(2*PI()*[.A153]/256)" office:value-type="float" office:value="-0.534997619887097" calcext:value-type="float">
            <text:p>-0.534997619887097</text:p>
          </table:table-cell>
          <table:table-cell table:formula="of:=[.B153]*127+127" office:value-type="float" office:value="59.0553022743387" calcext:value-type="float">
            <text:p>59</text:p>
          </table:table-cell>
          <table:table-cell table:formula="of:=[.B153]*127" office:value-type="float" office:value="-67.9446977256613" calcext:value-type="float">
            <text:p>-68</text:p>
          </table:table-cell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SIN(2*PI()*[.A154]/256)" office:value-type="float" office:value="-0.555570233019602" calcext:value-type="float">
            <text:p>-0.555570233019602</text:p>
          </table:table-cell>
          <table:table-cell table:formula="of:=[.B154]*127+127" office:value-type="float" office:value="56.4425804065106" calcext:value-type="float">
            <text:p>56</text:p>
          </table:table-cell>
          <table:table-cell table:formula="of:=[.B154]*127" office:value-type="float" office:value="-70.5574195934894" calcext:value-type="float">
            <text:p>-71</text:p>
          </table:table-cell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SIN(2*PI()*[.A155]/256)" office:value-type="float" office:value="-0.575808191417845" calcext:value-type="float">
            <text:p>-0.575808191417845</text:p>
          </table:table-cell>
          <table:table-cell table:formula="of:=[.B155]*127+127" office:value-type="float" office:value="53.8723596899336" calcext:value-type="float">
            <text:p>54</text:p>
          </table:table-cell>
          <table:table-cell table:formula="of:=[.B155]*127" office:value-type="float" office:value="-73.1276403100664" calcext:value-type="float">
            <text:p>-73</text:p>
          </table:table-cell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SIN(2*PI()*[.A156]/256)" office:value-type="float" office:value="-0.595699304492433" calcext:value-type="float">
            <text:p>-0.595699304492433</text:p>
          </table:table-cell>
          <table:table-cell table:formula="of:=[.B156]*127+127" office:value-type="float" office:value="51.346188329461" calcext:value-type="float">
            <text:p>51</text:p>
          </table:table-cell>
          <table:table-cell table:formula="of:=[.B156]*127" office:value-type="float" office:value="-75.653811670539" calcext:value-type="float">
            <text:p>-76</text:p>
          </table:table-cell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SIN(2*PI()*[.A157]/256)" office:value-type="float" office:value="-0.615231590580627" calcext:value-type="float">
            <text:p>-0.615231590580627</text:p>
          </table:table-cell>
          <table:table-cell table:formula="of:=[.B157]*127+127" office:value-type="float" office:value="48.8655879962604" calcext:value-type="float">
            <text:p>49</text:p>
          </table:table-cell>
          <table:table-cell table:formula="of:=[.B157]*127" office:value-type="float" office:value="-78.1344120037396" calcext:value-type="float">
            <text:p>-78</text:p>
          </table:table-cell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SIN(2*PI()*[.A158]/256)" office:value-type="float" office:value="-0.634393284163645" calcext:value-type="float">
            <text:p>-0.634393284163645</text:p>
          </table:table-cell>
          <table:table-cell table:formula="of:=[.B158]*127+127" office:value-type="float" office:value="46.4320529112171" calcext:value-type="float">
            <text:p>46</text:p>
          </table:table-cell>
          <table:table-cell table:formula="of:=[.B158]*127" office:value-type="float" office:value="-80.5679470887829" calcext:value-type="float">
            <text:p>-81</text:p>
          </table:table-cell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SIN(2*PI()*[.A159]/256)" office:value-type="float" office:value="-0.653172842953777" calcext:value-type="float">
            <text:p>-0.653172842953777</text:p>
          </table:table-cell>
          <table:table-cell table:formula="of:=[.B159]*127+127" office:value-type="float" office:value="44.0470489448704" calcext:value-type="float">
            <text:p>44</text:p>
          </table:table-cell>
          <table:table-cell table:formula="of:=[.B159]*127" office:value-type="float" office:value="-82.9529510551296" calcext:value-type="float">
            <text:p>-83</text:p>
          </table:table-cell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SIN(2*PI()*[.A160]/256)" office:value-type="float" office:value="-0.671558954847018" calcext:value-type="float">
            <text:p>-0.671558954847018</text:p>
          </table:table-cell>
          <table:table-cell table:formula="of:=[.B160]*127+127" office:value-type="float" office:value="41.7120127344287" calcext:value-type="float">
            <text:p>42</text:p>
          </table:table-cell>
          <table:table-cell table:formula="of:=[.B160]*127" office:value-type="float" office:value="-85.2879872655714" calcext:value-type="float">
            <text:p>-85</text:p>
          </table:table-cell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SIN(2*PI()*[.A161]/256)" office:value-type="float" office:value="-0.689540544737067" calcext:value-type="float">
            <text:p>-0.689540544737067</text:p>
          </table:table-cell>
          <table:table-cell table:formula="of:=[.B161]*127+127" office:value-type="float" office:value="39.4283508183925" calcext:value-type="float">
            <text:p>39</text:p>
          </table:table-cell>
          <table:table-cell table:formula="of:=[.B161]*127" office:value-type="float" office:value="-87.5716491816075" calcext:value-type="float">
            <text:p>-88</text:p>
          </table:table-cell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SIN(2*PI()*[.A162]/256)" office:value-type="float" office:value="-0.707106781186548" calcext:value-type="float">
            <text:p>-0.707106781186548</text:p>
          </table:table-cell>
          <table:table-cell table:formula="of:=[.B162]*127+127" office:value-type="float" office:value="37.1974387893085" calcext:value-type="float">
            <text:p>37</text:p>
          </table:table-cell>
          <table:table-cell table:formula="of:=[.B162]*127" office:value-type="float" office:value="-89.8025612106915" calcext:value-type="float">
            <text:p>-90</text:p>
          </table:table-cell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SIN(2*PI()*[.A163]/256)" office:value-type="float" office:value="-0.724247082951467" calcext:value-type="float">
            <text:p>-0.724247082951467</text:p>
          </table:table-cell>
          <table:table-cell table:formula="of:=[.B163]*127+127" office:value-type="float" office:value="35.0206204651637" calcext:value-type="float">
            <text:p>35</text:p>
          </table:table-cell>
          <table:table-cell table:formula="of:=[.B163]*127" office:value-type="float" office:value="-91.9793795348363" calcext:value-type="float">
            <text:p>-92</text:p>
          </table:table-cell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SIN(2*PI()*[.A164]/256)" office:value-type="float" office:value="-0.740951125354959" calcext:value-type="float">
            <text:p>-0.740951125354959</text:p>
          </table:table-cell>
          <table:table-cell table:formula="of:=[.B164]*127+127" office:value-type="float" office:value="32.8992070799202" calcext:value-type="float">
            <text:p>33</text:p>
          </table:table-cell>
          <table:table-cell table:formula="of:=[.B164]*127" office:value-type="float" office:value="-94.1007929200798" calcext:value-type="float">
            <text:p>-94</text:p>
          </table:table-cell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SIN(2*PI()*[.A165]/256)" office:value-type="float" office:value="-0.757208846506484" calcext:value-type="float">
            <text:p>-0.757208846506484</text:p>
          </table:table-cell>
          <table:table-cell table:formula="of:=[.B165]*127+127" office:value-type="float" office:value="30.8344764936765" calcext:value-type="float">
            <text:p>31</text:p>
          </table:table-cell>
          <table:table-cell table:formula="of:=[.B165]*127" office:value-type="float" office:value="-96.1655235063235" calcext:value-type="float">
            <text:p>-96</text:p>
          </table:table-cell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SIN(2*PI()*[.A166]/256)" office:value-type="float" office:value="-0.773010453362737" calcext:value-type="float">
            <text:p>-0.773010453362737</text:p>
          </table:table-cell>
          <table:table-cell table:formula="of:=[.B166]*127+127" office:value-type="float" office:value="28.8276724229324" calcext:value-type="float">
            <text:p>29</text:p>
          </table:table-cell>
          <table:table-cell table:formula="of:=[.B166]*127" office:value-type="float" office:value="-98.1723275770676" calcext:value-type="float">
            <text:p>-98</text:p>
          </table:table-cell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SIN(2*PI()*[.A167]/256)" office:value-type="float" office:value="-0.788346427626606" calcext:value-type="float">
            <text:p>-0.788346427626606</text:p>
          </table:table-cell>
          <table:table-cell table:formula="of:=[.B167]*127+127" office:value-type="float" office:value="26.8800036914211" calcext:value-type="float">
            <text:p>27</text:p>
          </table:table-cell>
          <table:table-cell table:formula="of:=[.B167]*127" office:value-type="float" office:value="-100.119996308579" calcext:value-type="float">
            <text:p>-100</text:p>
          </table:table-cell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SIN(2*PI()*[.A168]/256)" office:value-type="float" office:value="-0.803207531480645" calcext:value-type="float">
            <text:p>-0.803207531480645</text:p>
          </table:table-cell>
          <table:table-cell table:formula="of:=[.B168]*127+127" office:value-type="float" office:value="24.9926435019581" calcext:value-type="float">
            <text:p>25</text:p>
          </table:table-cell>
          <table:table-cell table:formula="of:=[.B168]*127" office:value-type="float" office:value="-102.007356498042" calcext:value-type="float">
            <text:p>-102</text:p>
          </table:table-cell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SIN(2*PI()*[.A169]/256)" office:value-type="float" office:value="-0.817584813151584" calcext:value-type="float">
            <text:p>-0.817584813151584</text:p>
          </table:table-cell>
          <table:table-cell table:formula="of:=[.B169]*127+127" office:value-type="float" office:value="23.1667287297489" calcext:value-type="float">
            <text:p>23</text:p>
          </table:table-cell>
          <table:table-cell table:formula="of:=[.B169]*127" office:value-type="float" office:value="-103.833271270251" calcext:value-type="float">
            <text:p>-104</text:p>
          </table:table-cell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SIN(2*PI()*[.A170]/256)" office:value-type="float" office:value="-0.831469612302545" calcext:value-type="float">
            <text:p>-0.831469612302545</text:p>
          </table:table-cell>
          <table:table-cell table:formula="of:=[.B170]*127+127" office:value-type="float" office:value="21.4033592375768" calcext:value-type="float">
            <text:p>21</text:p>
          </table:table-cell>
          <table:table-cell table:formula="of:=[.B170]*127" office:value-type="float" office:value="-105.596640762423" calcext:value-type="float">
            <text:p>-106</text:p>
          </table:table-cell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SIN(2*PI()*[.A171]/256)" office:value-type="float" office:value="-0.844853565249707" calcext:value-type="float">
            <text:p>-0.844853565249707</text:p>
          </table:table-cell>
          <table:table-cell table:formula="of:=[.B171]*127+127" office:value-type="float" office:value="19.7035972132872" calcext:value-type="float">
            <text:p>20</text:p>
          </table:table-cell>
          <table:table-cell table:formula="of:=[.B171]*127" office:value-type="float" office:value="-107.296402786713" calcext:value-type="float">
            <text:p>-107</text:p>
          </table:table-cell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SIN(2*PI()*[.A172]/256)" office:value-type="float" office:value="-0.857728610000272" calcext:value-type="float">
            <text:p>-0.857728610000272</text:p>
          </table:table-cell>
          <table:table-cell table:formula="of:=[.B172]*127+127" office:value-type="float" office:value="18.0684665299655" calcext:value-type="float">
            <text:p>18</text:p>
          </table:table-cell>
          <table:table-cell table:formula="of:=[.B172]*127" office:value-type="float" office:value="-108.931533470035" calcext:value-type="float">
            <text:p>-109</text:p>
          </table:table-cell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SIN(2*PI()*[.A173]/256)" office:value-type="float" office:value="-0.870086991108711" calcext:value-type="float">
            <text:p>-0.870086991108711</text:p>
          </table:table-cell>
          <table:table-cell table:formula="of:=[.B173]*127+127" office:value-type="float" office:value="16.4989521291937" calcext:value-type="float">
            <text:p>16</text:p>
          </table:table-cell>
          <table:table-cell table:formula="of:=[.B173]*127" office:value-type="float" office:value="-110.501047870806" calcext:value-type="float">
            <text:p>-111</text:p>
          </table:table-cell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SIN(2*PI()*[.A174]/256)" office:value-type="float" office:value="-0.881921264348355" calcext:value-type="float">
            <text:p>-0.881921264348355</text:p>
          </table:table-cell>
          <table:table-cell table:formula="of:=[.B174]*127+127" office:value-type="float" office:value="14.9959994277589" calcext:value-type="float">
            <text:p>15</text:p>
          </table:table-cell>
          <table:table-cell table:formula="of:=[.B174]*127" office:value-type="float" office:value="-112.004000572241" calcext:value-type="float">
            <text:p>-112</text:p>
          </table:table-cell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SIN(2*PI()*[.A175]/256)" office:value-type="float" office:value="-0.893224301195515" calcext:value-type="float">
            <text:p>-0.893224301195515</text:p>
          </table:table-cell>
          <table:table-cell table:formula="of:=[.B175]*127+127" office:value-type="float" office:value="13.5605137481696" calcext:value-type="float">
            <text:p>14</text:p>
          </table:table-cell>
          <table:table-cell table:formula="of:=[.B175]*127" office:value-type="float" office:value="-113.43948625183" calcext:value-type="float">
            <text:p>-113</text:p>
          </table:table-cell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SIN(2*PI()*[.A176]/256)" office:value-type="float" office:value="-0.903989293123443" calcext:value-type="float">
            <text:p>-0.903989293123443</text:p>
          </table:table-cell>
          <table:table-cell table:formula="of:=[.B176]*127+127" office:value-type="float" office:value="12.1933597733227" calcext:value-type="float">
            <text:p>12</text:p>
          </table:table-cell>
          <table:table-cell table:formula="of:=[.B176]*127" office:value-type="float" office:value="-114.806640226677" calcext:value-type="float">
            <text:p>-115</text:p>
          </table:table-cell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SIN(2*PI()*[.A177]/256)" office:value-type="float" office:value="-0.914209755703531" calcext:value-type="float">
            <text:p>-0.914209755703531</text:p>
          </table:table-cell>
          <table:table-cell table:formula="of:=[.B177]*127+127" office:value-type="float" office:value="10.8953610256516" calcext:value-type="float">
            <text:p>11</text:p>
          </table:table-cell>
          <table:table-cell table:formula="of:=[.B177]*127" office:value-type="float" office:value="-116.104638974348" calcext:value-type="float">
            <text:p>-116</text:p>
          </table:table-cell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SIN(2*PI()*[.A178]/256)" office:value-type="float" office:value="-0.923879532511287" calcext:value-type="float">
            <text:p>-0.923879532511287</text:p>
          </table:table-cell>
          <table:table-cell table:formula="of:=[.B178]*127+127" office:value-type="float" office:value="9.66729937106662" calcext:value-type="float">
            <text:p>10</text:p>
          </table:table-cell>
          <table:table-cell table:formula="of:=[.B178]*127" office:value-type="float" office:value="-117.332700628933" calcext:value-type="float">
            <text:p>-117</text:p>
          </table:table-cell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SIN(2*PI()*[.A179]/256)" office:value-type="float" office:value="-0.932992798834739" calcext:value-type="float">
            <text:p>-0.932992798834739</text:p>
          </table:table-cell>
          <table:table-cell table:formula="of:=[.B179]*127+127" office:value-type="float" office:value="8.50991454798815" calcext:value-type="float">
            <text:p>9</text:p>
          </table:table-cell>
          <table:table-cell table:formula="of:=[.B179]*127" office:value-type="float" office:value="-118.490085452012" calcext:value-type="float">
            <text:p>-118</text:p>
          </table:table-cell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SIN(2*PI()*[.A180]/256)" office:value-type="float" office:value="-0.941544065183021" calcext:value-type="float">
            <text:p>-0.941544065183021</text:p>
          </table:table-cell>
          <table:table-cell table:formula="of:=[.B180]*127+127" office:value-type="float" office:value="7.42390372175636" calcext:value-type="float">
            <text:p>7</text:p>
          </table:table-cell>
          <table:table-cell table:formula="of:=[.B180]*127" office:value-type="float" office:value="-119.576096278244" calcext:value-type="float">
            <text:p>-120</text:p>
          </table:table-cell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SIN(2*PI()*[.A181]/256)" office:value-type="float" office:value="-0.949528180593037" calcext:value-type="float">
            <text:p>-0.949528180593037</text:p>
          </table:table-cell>
          <table:table-cell table:formula="of:=[.B181]*127+127" office:value-type="float" office:value="6.40992106468434" calcext:value-type="float">
            <text:p>6</text:p>
          </table:table-cell>
          <table:table-cell table:formula="of:=[.B181]*127" office:value-type="float" office:value="-120.590078935316" calcext:value-type="float">
            <text:p>-121</text:p>
          </table:table-cell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SIN(2*PI()*[.A182]/256)" office:value-type="float" office:value="-0.956940335732209" calcext:value-type="float">
            <text:p>-0.956940335732209</text:p>
          </table:table-cell>
          <table:table-cell table:formula="of:=[.B182]*127+127" office:value-type="float" office:value="5.46857736200948" calcext:value-type="float">
            <text:p>5</text:p>
          </table:table-cell>
          <table:table-cell table:formula="of:=[.B182]*127" office:value-type="float" office:value="-121.531422637991" calcext:value-type="float">
            <text:p>-122</text:p>
          </table:table-cell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SIN(2*PI()*[.A183]/256)" office:value-type="float" office:value="-0.96377606579544" calcext:value-type="float">
            <text:p>-0.96377606579544</text:p>
          </table:table-cell>
          <table:table-cell table:formula="of:=[.B183]*127+127" office:value-type="float" office:value="4.60043964397914" calcext:value-type="float">
            <text:p>5</text:p>
          </table:table-cell>
          <table:table-cell table:formula="of:=[.B183]*127" office:value-type="float" office:value="-122.399560356021" calcext:value-type="float">
            <text:p>-122</text:p>
          </table:table-cell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SIN(2*PI()*[.A184]/256)" office:value-type="float" office:value="-0.970031253194544" calcext:value-type="float">
            <text:p>-0.970031253194544</text:p>
          </table:table-cell>
          <table:table-cell table:formula="of:=[.B184]*127+127" office:value-type="float" office:value="3.80603084429292" calcext:value-type="float">
            <text:p>4</text:p>
          </table:table-cell>
          <table:table-cell table:formula="of:=[.B184]*127" office:value-type="float" office:value="-123.193969155707" calcext:value-type="float">
            <text:p>-123</text:p>
          </table:table-cell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SIN(2*PI()*[.A185]/256)" office:value-type="float" office:value="-0.975702130038529" calcext:value-type="float">
            <text:p>-0.975702130038529</text:p>
          </table:table-cell>
          <table:table-cell table:formula="of:=[.B185]*127+127" office:value-type="float" office:value="3.08582948510689" calcext:value-type="float">
            <text:p>3</text:p>
          </table:table-cell>
          <table:table-cell table:formula="of:=[.B185]*127" office:value-type="float" office:value="-123.914170514893" calcext:value-type="float">
            <text:p>-124</text:p>
          </table:table-cell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SIN(2*PI()*[.A186]/256)" office:value-type="float" office:value="-0.98078528040323" calcext:value-type="float">
            <text:p>-0.98078528040323</text:p>
          </table:table-cell>
          <table:table-cell table:formula="of:=[.B186]*127+127" office:value-type="float" office:value="2.44026938878974" calcext:value-type="float">
            <text:p>2</text:p>
          </table:table-cell>
          <table:table-cell table:formula="of:=[.B186]*127" office:value-type="float" office:value="-124.55973061121" calcext:value-type="float">
            <text:p>-125</text:p>
          </table:table-cell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SIN(2*PI()*[.A187]/256)" office:value-type="float" office:value="-0.985277642388941" calcext:value-type="float">
            <text:p>-0.985277642388941</text:p>
          </table:table-cell>
          <table:table-cell table:formula="of:=[.B187]*127+127" office:value-type="float" office:value="1.86973941660447" calcext:value-type="float">
            <text:p>2</text:p>
          </table:table-cell>
          <table:table-cell table:formula="of:=[.B187]*127" office:value-type="float" office:value="-125.130260583396" calcext:value-type="float">
            <text:p>-125</text:p>
          </table:table-cell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SIN(2*PI()*[.A188]/256)" office:value-type="float" office:value="-0.989176509964781" calcext:value-type="float">
            <text:p>-0.989176509964781</text:p>
          </table:table-cell>
          <table:table-cell table:formula="of:=[.B188]*127+127" office:value-type="float" office:value="1.37458323447282" calcext:value-type="float">
            <text:p>1</text:p>
          </table:table-cell>
          <table:table-cell table:formula="of:=[.B188]*127" office:value-type="float" office:value="-125.625416765527" calcext:value-type="float">
            <text:p>-126</text:p>
          </table:table-cell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SIN(2*PI()*[.A189]/256)" office:value-type="float" office:value="-0.99247953459871" calcext:value-type="float">
            <text:p>-0.99247953459871</text:p>
          </table:table-cell>
          <table:table-cell table:formula="of:=[.B189]*127+127" office:value-type="float" office:value="0.955099105963825" calcext:value-type="float">
            <text:p>1</text:p>
          </table:table-cell>
          <table:table-cell table:formula="of:=[.B189]*127" office:value-type="float" office:value="-126.044900894036" calcext:value-type="float">
            <text:p>-126</text:p>
          </table:table-cell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SIN(2*PI()*[.A190]/256)" office:value-type="float" office:value="-0.995184726672197" calcext:value-type="float">
            <text:p>-0.995184726672197</text:p>
          </table:table-cell>
          <table:table-cell table:formula="of:=[.B190]*127+127" office:value-type="float" office:value="0.611539712630986" calcext:value-type="float">
            <text:p>1</text:p>
          </table:table-cell>
          <table:table-cell table:formula="of:=[.B190]*127" office:value-type="float" office:value="-126.388460287369" calcext:value-type="float">
            <text:p>-126</text:p>
          </table:table-cell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SIN(2*PI()*[.A191]/256)" office:value-type="float" office:value="-0.99729045667869" calcext:value-type="float">
            <text:p>-0.99729045667869</text:p>
          </table:table-cell>
          <table:table-cell table:formula="of:=[.B191]*127+127" office:value-type="float" office:value="0.344112001806337" calcext:value-type="float">
            <text:p>0</text:p>
          </table:table-cell>
          <table:table-cell table:formula="of:=[.B191]*127" office:value-type="float" office:value="-126.655887998194" calcext:value-type="float">
            <text:p>-127</text:p>
          </table:table-cell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SIN(2*PI()*[.A192]/256)" office:value-type="float" office:value="-0.998795456205172" calcext:value-type="float">
            <text:p>-0.998795456205172</text:p>
          </table:table-cell>
          <table:table-cell table:formula="of:=[.B192]*127+127" office:value-type="float" office:value="0.152977061943105" calcext:value-type="float">
            <text:p>0</text:p>
          </table:table-cell>
          <table:table-cell table:formula="of:=[.B192]*127" office:value-type="float" office:value="-126.847022938057" calcext:value-type="float">
            <text:p>-127</text:p>
          </table:table-cell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SIN(2*PI()*[.A193]/256)" office:value-type="float" office:value="-0.999698818696204" calcext:value-type="float">
            <text:p>-0.999698818696204</text:p>
          </table:table-cell>
          <table:table-cell table:formula="of:=[.B193]*127+127" office:value-type="float" office:value="0.0382500255820588" calcext:value-type="float">
            <text:p>0</text:p>
          </table:table-cell>
          <table:table-cell table:formula="of:=[.B193]*127" office:value-type="float" office:value="-126.961749974418" calcext:value-type="float">
            <text:p>-127</text:p>
          </table:table-cell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SIN(2*PI()*[.A194]/256)" office:value-type="float" office:value="-1" calcext:value-type="float">
            <text:p>-1</text:p>
          </table:table-cell>
          <table:table-cell table:formula="of:=[.B194]*127+127" office:value-type="float" office:value="0" calcext:value-type="float">
            <text:p>0</text:p>
          </table:table-cell>
          <table:table-cell table:formula="of:=[.B194]*127" office:value-type="float" office:value="-127" calcext:value-type="float">
            <text:p>-127</text:p>
          </table:table-cell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SIN(2*PI()*[.A195]/256)" office:value-type="float" office:value="-0.999698818696204" calcext:value-type="float">
            <text:p>-0.999698818696204</text:p>
          </table:table-cell>
          <table:table-cell table:formula="of:=[.B195]*127+127" office:value-type="float" office:value="0.0382500255820588" calcext:value-type="float">
            <text:p>0</text:p>
          </table:table-cell>
          <table:table-cell table:formula="of:=[.B195]*127" office:value-type="float" office:value="-126.961749974418" calcext:value-type="float">
            <text:p>-127</text:p>
          </table:table-cell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SIN(2*PI()*[.A196]/256)" office:value-type="float" office:value="-0.998795456205172" calcext:value-type="float">
            <text:p>-0.998795456205172</text:p>
          </table:table-cell>
          <table:table-cell table:formula="of:=[.B196]*127+127" office:value-type="float" office:value="0.152977061943105" calcext:value-type="float">
            <text:p>0</text:p>
          </table:table-cell>
          <table:table-cell table:formula="of:=[.B196]*127" office:value-type="float" office:value="-126.847022938057" calcext:value-type="float">
            <text:p>-127</text:p>
          </table:table-cell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SIN(2*PI()*[.A197]/256)" office:value-type="float" office:value="-0.99729045667869" calcext:value-type="float">
            <text:p>-0.99729045667869</text:p>
          </table:table-cell>
          <table:table-cell table:formula="of:=[.B197]*127+127" office:value-type="float" office:value="0.344112001806337" calcext:value-type="float">
            <text:p>0</text:p>
          </table:table-cell>
          <table:table-cell table:formula="of:=[.B197]*127" office:value-type="float" office:value="-126.655887998194" calcext:value-type="float">
            <text:p>-127</text:p>
          </table:table-cell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SIN(2*PI()*[.A198]/256)" office:value-type="float" office:value="-0.995184726672197" calcext:value-type="float">
            <text:p>-0.995184726672197</text:p>
          </table:table-cell>
          <table:table-cell table:formula="of:=[.B198]*127+127" office:value-type="float" office:value="0.611539712630986" calcext:value-type="float">
            <text:p>1</text:p>
          </table:table-cell>
          <table:table-cell table:formula="of:=[.B198]*127" office:value-type="float" office:value="-126.388460287369" calcext:value-type="float">
            <text:p>-126</text:p>
          </table:table-cell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SIN(2*PI()*[.A199]/256)" office:value-type="float" office:value="-0.99247953459871" calcext:value-type="float">
            <text:p>-0.99247953459871</text:p>
          </table:table-cell>
          <table:table-cell table:formula="of:=[.B199]*127+127" office:value-type="float" office:value="0.955099105963825" calcext:value-type="float">
            <text:p>1</text:p>
          </table:table-cell>
          <table:table-cell table:formula="of:=[.B199]*127" office:value-type="float" office:value="-126.044900894036" calcext:value-type="float">
            <text:p>-126</text:p>
          </table:table-cell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SIN(2*PI()*[.A200]/256)" office:value-type="float" office:value="-0.989176509964781" calcext:value-type="float">
            <text:p>-0.989176509964781</text:p>
          </table:table-cell>
          <table:table-cell table:formula="of:=[.B200]*127+127" office:value-type="float" office:value="1.37458323447282" calcext:value-type="float">
            <text:p>1</text:p>
          </table:table-cell>
          <table:table-cell table:formula="of:=[.B200]*127" office:value-type="float" office:value="-125.625416765527" calcext:value-type="float">
            <text:p>-126</text:p>
          </table:table-cell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SIN(2*PI()*[.A201]/256)" office:value-type="float" office:value="-0.985277642388941" calcext:value-type="float">
            <text:p>-0.985277642388941</text:p>
          </table:table-cell>
          <table:table-cell table:formula="of:=[.B201]*127+127" office:value-type="float" office:value="1.86973941660446" calcext:value-type="float">
            <text:p>2</text:p>
          </table:table-cell>
          <table:table-cell table:formula="of:=[.B201]*127" office:value-type="float" office:value="-125.130260583396" calcext:value-type="float">
            <text:p>-125</text:p>
          </table:table-cell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SIN(2*PI()*[.A202]/256)" office:value-type="float" office:value="-0.98078528040323" calcext:value-type="float">
            <text:p>-0.98078528040323</text:p>
          </table:table-cell>
          <table:table-cell table:formula="of:=[.B202]*127+127" office:value-type="float" office:value="2.44026938878973" calcext:value-type="float">
            <text:p>2</text:p>
          </table:table-cell>
          <table:table-cell table:formula="of:=[.B202]*127" office:value-type="float" office:value="-124.55973061121" calcext:value-type="float">
            <text:p>-125</text:p>
          </table:table-cell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SIN(2*PI()*[.A203]/256)" office:value-type="float" office:value="-0.975702130038529" calcext:value-type="float">
            <text:p>-0.975702130038529</text:p>
          </table:table-cell>
          <table:table-cell table:formula="of:=[.B203]*127+127" office:value-type="float" office:value="3.08582948510687" calcext:value-type="float">
            <text:p>3</text:p>
          </table:table-cell>
          <table:table-cell table:formula="of:=[.B203]*127" office:value-type="float" office:value="-123.914170514893" calcext:value-type="float">
            <text:p>-124</text:p>
          </table:table-cell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SIN(2*PI()*[.A204]/256)" office:value-type="float" office:value="-0.970031253194544" calcext:value-type="float">
            <text:p>-0.970031253194544</text:p>
          </table:table-cell>
          <table:table-cell table:formula="of:=[.B204]*127+127" office:value-type="float" office:value="3.80603084429292" calcext:value-type="float">
            <text:p>4</text:p>
          </table:table-cell>
          <table:table-cell table:formula="of:=[.B204]*127" office:value-type="float" office:value="-123.193969155707" calcext:value-type="float">
            <text:p>-123</text:p>
          </table:table-cell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SIN(2*PI()*[.A205]/256)" office:value-type="float" office:value="-0.96377606579544" calcext:value-type="float">
            <text:p>-0.96377606579544</text:p>
          </table:table-cell>
          <table:table-cell table:formula="of:=[.B205]*127+127" office:value-type="float" office:value="4.60043964397913" calcext:value-type="float">
            <text:p>5</text:p>
          </table:table-cell>
          <table:table-cell table:formula="of:=[.B205]*127" office:value-type="float" office:value="-122.399560356021" calcext:value-type="float">
            <text:p>-122</text:p>
          </table:table-cell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SIN(2*PI()*[.A206]/256)" office:value-type="float" office:value="-0.956940335732209" calcext:value-type="float">
            <text:p>-0.956940335732209</text:p>
          </table:table-cell>
          <table:table-cell table:formula="of:=[.B206]*127+127" office:value-type="float" office:value="5.46857736200947" calcext:value-type="float">
            <text:p>5</text:p>
          </table:table-cell>
          <table:table-cell table:formula="of:=[.B206]*127" office:value-type="float" office:value="-121.531422637991" calcext:value-type="float">
            <text:p>-122</text:p>
          </table:table-cell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SIN(2*PI()*[.A207]/256)" office:value-type="float" office:value="-0.949528180593037" calcext:value-type="float">
            <text:p>-0.949528180593037</text:p>
          </table:table-cell>
          <table:table-cell table:formula="of:=[.B207]*127+127" office:value-type="float" office:value="6.40992106468433" calcext:value-type="float">
            <text:p>6</text:p>
          </table:table-cell>
          <table:table-cell table:formula="of:=[.B207]*127" office:value-type="float" office:value="-120.590078935316" calcext:value-type="float">
            <text:p>-121</text:p>
          </table:table-cell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SIN(2*PI()*[.A208]/256)" office:value-type="float" office:value="-0.941544065183021" calcext:value-type="float">
            <text:p>-0.941544065183021</text:p>
          </table:table-cell>
          <table:table-cell table:formula="of:=[.B208]*127+127" office:value-type="float" office:value="7.42390372175635" calcext:value-type="float">
            <text:p>7</text:p>
          </table:table-cell>
          <table:table-cell table:formula="of:=[.B208]*127" office:value-type="float" office:value="-119.576096278244" calcext:value-type="float">
            <text:p>-120</text:p>
          </table:table-cell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SIN(2*PI()*[.A209]/256)" office:value-type="float" office:value="-0.932992798834739" calcext:value-type="float">
            <text:p>-0.932992798834739</text:p>
          </table:table-cell>
          <table:table-cell table:formula="of:=[.B209]*127+127" office:value-type="float" office:value="8.50991454798813" calcext:value-type="float">
            <text:p>9</text:p>
          </table:table-cell>
          <table:table-cell table:formula="of:=[.B209]*127" office:value-type="float" office:value="-118.490085452012" calcext:value-type="float">
            <text:p>-118</text:p>
          </table:table-cell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SIN(2*PI()*[.A210]/256)" office:value-type="float" office:value="-0.923879532511287" calcext:value-type="float">
            <text:p>-0.923879532511287</text:p>
          </table:table-cell>
          <table:table-cell table:formula="of:=[.B210]*127+127" office:value-type="float" office:value="9.66729937106661" calcext:value-type="float">
            <text:p>10</text:p>
          </table:table-cell>
          <table:table-cell table:formula="of:=[.B210]*127" office:value-type="float" office:value="-117.332700628933" calcext:value-type="float">
            <text:p>-117</text:p>
          </table:table-cell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SIN(2*PI()*[.A211]/256)" office:value-type="float" office:value="-0.914209755703531" calcext:value-type="float">
            <text:p>-0.914209755703531</text:p>
          </table:table-cell>
          <table:table-cell table:formula="of:=[.B211]*127+127" office:value-type="float" office:value="10.8953610256516" calcext:value-type="float">
            <text:p>11</text:p>
          </table:table-cell>
          <table:table-cell table:formula="of:=[.B211]*127" office:value-type="float" office:value="-116.104638974348" calcext:value-type="float">
            <text:p>-116</text:p>
          </table:table-cell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SIN(2*PI()*[.A212]/256)" office:value-type="float" office:value="-0.903989293123443" calcext:value-type="float">
            <text:p>-0.903989293123443</text:p>
          </table:table-cell>
          <table:table-cell table:formula="of:=[.B212]*127+127" office:value-type="float" office:value="12.1933597733227" calcext:value-type="float">
            <text:p>12</text:p>
          </table:table-cell>
          <table:table-cell table:formula="of:=[.B212]*127" office:value-type="float" office:value="-114.806640226677" calcext:value-type="float">
            <text:p>-115</text:p>
          </table:table-cell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SIN(2*PI()*[.A213]/256)" office:value-type="float" office:value="-0.893224301195515" calcext:value-type="float">
            <text:p>-0.893224301195515</text:p>
          </table:table-cell>
          <table:table-cell table:formula="of:=[.B213]*127+127" office:value-type="float" office:value="13.5605137481696" calcext:value-type="float">
            <text:p>14</text:p>
          </table:table-cell>
          <table:table-cell table:formula="of:=[.B213]*127" office:value-type="float" office:value="-113.43948625183" calcext:value-type="float">
            <text:p>-113</text:p>
          </table:table-cell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SIN(2*PI()*[.A214]/256)" office:value-type="float" office:value="-0.881921264348355" calcext:value-type="float">
            <text:p>-0.881921264348355</text:p>
          </table:table-cell>
          <table:table-cell table:formula="of:=[.B214]*127+127" office:value-type="float" office:value="14.9959994277589" calcext:value-type="float">
            <text:p>15</text:p>
          </table:table-cell>
          <table:table-cell table:formula="of:=[.B214]*127" office:value-type="float" office:value="-112.004000572241" calcext:value-type="float">
            <text:p>-112</text:p>
          </table:table-cell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SIN(2*PI()*[.A215]/256)" office:value-type="float" office:value="-0.870086991108712" calcext:value-type="float">
            <text:p>-0.870086991108712</text:p>
          </table:table-cell>
          <table:table-cell table:formula="of:=[.B215]*127+127" office:value-type="float" office:value="16.4989521291936" calcext:value-type="float">
            <text:p>16</text:p>
          </table:table-cell>
          <table:table-cell table:formula="of:=[.B215]*127" office:value-type="float" office:value="-110.501047870806" calcext:value-type="float">
            <text:p>-111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SIN(2*PI()*[.A216]/256)" office:value-type="float" office:value="-0.857728610000272" calcext:value-type="float">
            <text:p>-0.857728610000272</text:p>
          </table:table-cell>
          <table:table-cell table:formula="of:=[.B216]*127+127" office:value-type="float" office:value="18.0684665299654" calcext:value-type="float">
            <text:p>18</text:p>
          </table:table-cell>
          <table:table-cell table:formula="of:=[.B216]*127" office:value-type="float" office:value="-108.931533470035" calcext:value-type="float">
            <text:p>-109</text:p>
          </table:table-cell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SIN(2*PI()*[.A217]/256)" office:value-type="float" office:value="-0.844853565249707" calcext:value-type="float">
            <text:p>-0.844853565249707</text:p>
          </table:table-cell>
          <table:table-cell table:formula="of:=[.B217]*127+127" office:value-type="float" office:value="19.7035972132872" calcext:value-type="float">
            <text:p>20</text:p>
          </table:table-cell>
          <table:table-cell table:formula="of:=[.B217]*127" office:value-type="float" office:value="-107.296402786713" calcext:value-type="float">
            <text:p>-107</text:p>
          </table:table-cell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SIN(2*PI()*[.A218]/256)" office:value-type="float" office:value="-0.831469612302546" calcext:value-type="float">
            <text:p>-0.831469612302546</text:p>
          </table:table-cell>
          <table:table-cell table:formula="of:=[.B218]*127+127" office:value-type="float" office:value="21.4033592375767" calcext:value-type="float">
            <text:p>21</text:p>
          </table:table-cell>
          <table:table-cell table:formula="of:=[.B218]*127" office:value-type="float" office:value="-105.596640762423" calcext:value-type="float">
            <text:p>-106</text:p>
          </table:table-cell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SIN(2*PI()*[.A219]/256)" office:value-type="float" office:value="-0.817584813151584" calcext:value-type="float">
            <text:p>-0.817584813151584</text:p>
          </table:table-cell>
          <table:table-cell table:formula="of:=[.B219]*127+127" office:value-type="float" office:value="23.1667287297488" calcext:value-type="float">
            <text:p>23</text:p>
          </table:table-cell>
          <table:table-cell table:formula="of:=[.B219]*127" office:value-type="float" office:value="-103.833271270251" calcext:value-type="float">
            <text:p>-104</text:p>
          </table:table-cell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SIN(2*PI()*[.A220]/256)" office:value-type="float" office:value="-0.803207531480645" calcext:value-type="float">
            <text:p>-0.803207531480645</text:p>
          </table:table-cell>
          <table:table-cell table:formula="of:=[.B220]*127+127" office:value-type="float" office:value="24.9926435019581" calcext:value-type="float">
            <text:p>25</text:p>
          </table:table-cell>
          <table:table-cell table:formula="of:=[.B220]*127" office:value-type="float" office:value="-102.007356498042" calcext:value-type="float">
            <text:p>-102</text:p>
          </table:table-cell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SIN(2*PI()*[.A221]/256)" office:value-type="float" office:value="-0.788346427626606" calcext:value-type="float">
            <text:p>-0.788346427626606</text:p>
          </table:table-cell>
          <table:table-cell table:formula="of:=[.B221]*127+127" office:value-type="float" office:value="26.880003691421" calcext:value-type="float">
            <text:p>27</text:p>
          </table:table-cell>
          <table:table-cell table:formula="of:=[.B221]*127" office:value-type="float" office:value="-100.119996308579" calcext:value-type="float">
            <text:p>-100</text:p>
          </table:table-cell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SIN(2*PI()*[.A222]/256)" office:value-type="float" office:value="-0.773010453362737" calcext:value-type="float">
            <text:p>-0.773010453362737</text:p>
          </table:table-cell>
          <table:table-cell table:formula="of:=[.B222]*127+127" office:value-type="float" office:value="28.8276724229324" calcext:value-type="float">
            <text:p>29</text:p>
          </table:table-cell>
          <table:table-cell table:formula="of:=[.B222]*127" office:value-type="float" office:value="-98.1723275770676" calcext:value-type="float">
            <text:p>-98</text:p>
          </table:table-cell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SIN(2*PI()*[.A223]/256)" office:value-type="float" office:value="-0.757208846506485" calcext:value-type="float">
            <text:p>-0.757208846506485</text:p>
          </table:table-cell>
          <table:table-cell table:formula="of:=[.B223]*127+127" office:value-type="float" office:value="30.8344764936765" calcext:value-type="float">
            <text:p>31</text:p>
          </table:table-cell>
          <table:table-cell table:formula="of:=[.B223]*127" office:value-type="float" office:value="-96.1655235063235" calcext:value-type="float">
            <text:p>-96</text:p>
          </table:table-cell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SIN(2*PI()*[.A224]/256)" office:value-type="float" office:value="-0.740951125354959" calcext:value-type="float">
            <text:p>-0.740951125354959</text:p>
          </table:table-cell>
          <table:table-cell table:formula="of:=[.B224]*127+127" office:value-type="float" office:value="32.8992070799202" calcext:value-type="float">
            <text:p>33</text:p>
          </table:table-cell>
          <table:table-cell table:formula="of:=[.B224]*127" office:value-type="float" office:value="-94.1007929200798" calcext:value-type="float">
            <text:p>-94</text:p>
          </table:table-cell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SIN(2*PI()*[.A225]/256)" office:value-type="float" office:value="-0.724247082951467" calcext:value-type="float">
            <text:p>-0.724247082951467</text:p>
          </table:table-cell>
          <table:table-cell table:formula="of:=[.B225]*127+127" office:value-type="float" office:value="35.0206204651637" calcext:value-type="float">
            <text:p>35</text:p>
          </table:table-cell>
          <table:table-cell table:formula="of:=[.B225]*127" office:value-type="float" office:value="-91.9793795348363" calcext:value-type="float">
            <text:p>-92</text:p>
          </table:table-cell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SIN(2*PI()*[.A226]/256)" office:value-type="float" office:value="-0.707106781186548" calcext:value-type="float">
            <text:p>-0.707106781186548</text:p>
          </table:table-cell>
          <table:table-cell table:formula="of:=[.B226]*127+127" office:value-type="float" office:value="37.1974387893085" calcext:value-type="float">
            <text:p>37</text:p>
          </table:table-cell>
          <table:table-cell table:formula="of:=[.B226]*127" office:value-type="float" office:value="-89.8025612106916" calcext:value-type="float">
            <text:p>-90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SIN(2*PI()*[.A227]/256)" office:value-type="float" office:value="-0.689540544737067" calcext:value-type="float">
            <text:p>-0.689540544737067</text:p>
          </table:table-cell>
          <table:table-cell table:formula="of:=[.B227]*127+127" office:value-type="float" office:value="39.4283508183925" calcext:value-type="float">
            <text:p>39</text:p>
          </table:table-cell>
          <table:table-cell table:formula="of:=[.B227]*127" office:value-type="float" office:value="-87.5716491816075" calcext:value-type="float">
            <text:p>-88</text:p>
          </table:table-cell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SIN(2*PI()*[.A228]/256)" office:value-type="float" office:value="-0.671558954847019" calcext:value-type="float">
            <text:p>-0.671558954847019</text:p>
          </table:table-cell>
          <table:table-cell table:formula="of:=[.B228]*127+127" office:value-type="float" office:value="41.7120127344286" calcext:value-type="float">
            <text:p>42</text:p>
          </table:table-cell>
          <table:table-cell table:formula="of:=[.B228]*127" office:value-type="float" office:value="-85.2879872655714" calcext:value-type="float">
            <text:p>-85</text:p>
          </table:table-cell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SIN(2*PI()*[.A229]/256)" office:value-type="float" office:value="-0.653172842953777" calcext:value-type="float">
            <text:p>-0.653172842953777</text:p>
          </table:table-cell>
          <table:table-cell table:formula="of:=[.B229]*127+127" office:value-type="float" office:value="44.0470489448703" calcext:value-type="float">
            <text:p>44</text:p>
          </table:table-cell>
          <table:table-cell table:formula="of:=[.B229]*127" office:value-type="float" office:value="-82.9529510551297" calcext:value-type="float">
            <text:p>-83</text:p>
          </table:table-cell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SIN(2*PI()*[.A230]/256)" office:value-type="float" office:value="-0.634393284163646" calcext:value-type="float">
            <text:p>-0.634393284163646</text:p>
          </table:table-cell>
          <table:table-cell table:formula="of:=[.B230]*127+127" office:value-type="float" office:value="46.432052911217" calcext:value-type="float">
            <text:p>46</text:p>
          </table:table-cell>
          <table:table-cell table:formula="of:=[.B230]*127" office:value-type="float" office:value="-80.567947088783" calcext:value-type="float">
            <text:p>-81</text:p>
          </table:table-cell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SIN(2*PI()*[.A231]/256)" office:value-type="float" office:value="-0.615231590580627" calcext:value-type="float">
            <text:p>-0.615231590580627</text:p>
          </table:table-cell>
          <table:table-cell table:formula="of:=[.B231]*127+127" office:value-type="float" office:value="48.8655879962603" calcext:value-type="float">
            <text:p>49</text:p>
          </table:table-cell>
          <table:table-cell table:formula="of:=[.B231]*127" office:value-type="float" office:value="-78.1344120037397" calcext:value-type="float">
            <text:p>-78</text:p>
          </table:table-cell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SIN(2*PI()*[.A232]/256)" office:value-type="float" office:value="-0.595699304492433" calcext:value-type="float">
            <text:p>-0.595699304492433</text:p>
          </table:table-cell>
          <table:table-cell table:formula="of:=[.B232]*127+127" office:value-type="float" office:value="51.346188329461" calcext:value-type="float">
            <text:p>51</text:p>
          </table:table-cell>
          <table:table-cell table:formula="of:=[.B232]*127" office:value-type="float" office:value="-75.653811670539" calcext:value-type="float">
            <text:p>-76</text:p>
          </table:table-cell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SIN(2*PI()*[.A233]/256)" office:value-type="float" office:value="-0.575808191417845" calcext:value-type="float">
            <text:p>-0.575808191417845</text:p>
          </table:table-cell>
          <table:table-cell table:formula="of:=[.B233]*127+127" office:value-type="float" office:value="53.8723596899337" calcext:value-type="float">
            <text:p>54</text:p>
          </table:table-cell>
          <table:table-cell table:formula="of:=[.B233]*127" office:value-type="float" office:value="-73.1276403100663" calcext:value-type="float">
            <text:p>-73</text:p>
          </table:table-cell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SIN(2*PI()*[.A234]/256)" office:value-type="float" office:value="-0.555570233019602" calcext:value-type="float">
            <text:p>-0.555570233019602</text:p>
          </table:table-cell>
          <table:table-cell table:formula="of:=[.B234]*127+127" office:value-type="float" office:value="56.4425804065105" calcext:value-type="float">
            <text:p>56</text:p>
          </table:table-cell>
          <table:table-cell table:formula="of:=[.B234]*127" office:value-type="float" office:value="-70.5574195934895" calcext:value-type="float">
            <text:p>-71</text:p>
          </table:table-cell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SIN(2*PI()*[.A235]/256)" office:value-type="float" office:value="-0.534997619887097" calcext:value-type="float">
            <text:p>-0.534997619887097</text:p>
          </table:table-cell>
          <table:table-cell table:formula="of:=[.B235]*127+127" office:value-type="float" office:value="59.0553022743386" calcext:value-type="float">
            <text:p>59</text:p>
          </table:table-cell>
          <table:table-cell table:formula="of:=[.B235]*127" office:value-type="float" office:value="-67.9446977256614" calcext:value-type="float">
            <text:p>-68</text:p>
          </table:table-cell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SIN(2*PI()*[.A236]/256)" office:value-type="float" office:value="-0.514102744193222" calcext:value-type="float">
            <text:p>-0.514102744193222</text:p>
          </table:table-cell>
          <table:table-cell table:formula="of:=[.B236]*127+127" office:value-type="float" office:value="61.7089514874608" calcext:value-type="float">
            <text:p>62</text:p>
          </table:table-cell>
          <table:table-cell table:formula="of:=[.B236]*127" office:value-type="float" office:value="-65.2910485125392" calcext:value-type="float">
            <text:p>-65</text:p>
          </table:table-cell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SIN(2*PI()*[.A237]/256)" office:value-type="float" office:value="-0.492898192229784" calcext:value-type="float">
            <text:p>-0.492898192229784</text:p>
          </table:table-cell>
          <table:table-cell table:formula="of:=[.B237]*127+127" office:value-type="float" office:value="64.4019295868174" calcext:value-type="float">
            <text:p>64</text:p>
          </table:table-cell>
          <table:table-cell table:formula="of:=[.B237]*127" office:value-type="float" office:value="-62.5980704131826" calcext:value-type="float">
            <text:p>-63</text:p>
          </table:table-cell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SIN(2*PI()*[.A238]/256)" office:value-type="float" office:value="-0.471396736825998" calcext:value-type="float">
            <text:p>-0.471396736825998</text:p>
          </table:table-cell>
          <table:table-cell table:formula="of:=[.B238]*127+127" office:value-type="float" office:value="67.1326144230983" calcext:value-type="float">
            <text:p>67</text:p>
          </table:table-cell>
          <table:table-cell table:formula="of:=[.B238]*127" office:value-type="float" office:value="-59.8673855769017" calcext:value-type="float">
            <text:p>-60</text:p>
          </table:table-cell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SIN(2*PI()*[.A239]/256)" office:value-type="float" office:value="-0.449611329654607" calcext:value-type="float">
            <text:p>-0.449611329654607</text:p>
          </table:table-cell>
          <table:table-cell table:formula="of:=[.B239]*127+127" office:value-type="float" office:value="69.8993611338649" calcext:value-type="float">
            <text:p>70</text:p>
          </table:table-cell>
          <table:table-cell table:formula="of:=[.B239]*127" office:value-type="float" office:value="-57.1006388661351" calcext:value-type="float">
            <text:p>-57</text:p>
          </table:table-cell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SIN(2*PI()*[.A240]/256)" office:value-type="float" office:value="-0.427555093430283" calcext:value-type="float">
            <text:p>-0.427555093430283</text:p>
          </table:table-cell>
          <table:table-cell table:formula="of:=[.B240]*127+127" office:value-type="float" office:value="72.7005031343541" calcext:value-type="float">
            <text:p>73</text:p>
          </table:table-cell>
          <table:table-cell table:formula="of:=[.B240]*127" office:value-type="float" office:value="-54.2994968656459" calcext:value-type="float">
            <text:p>-54</text:p>
          </table:table-cell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SIN(2*PI()*[.A241]/256)" office:value-type="float" office:value="-0.40524131400499" calcext:value-type="float">
            <text:p>-0.40524131400499</text:p>
          </table:table-cell>
          <table:table-cell table:formula="of:=[.B241]*127+127" office:value-type="float" office:value="75.5343531213662" calcext:value-type="float">
            <text:p>76</text:p>
          </table:table-cell>
          <table:table-cell table:formula="of:=[.B241]*127" office:value-type="float" office:value="-51.4656468786338" calcext:value-type="float">
            <text:p>-51</text:p>
          </table:table-cell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SIN(2*PI()*[.A242]/256)" office:value-type="float" office:value="-0.38268343236509" calcext:value-type="float">
            <text:p>-0.38268343236509</text:p>
          </table:table-cell>
          <table:table-cell table:formula="of:=[.B242]*127+127" office:value-type="float" office:value="78.3992040896335" calcext:value-type="float">
            <text:p>78</text:p>
          </table:table-cell>
          <table:table-cell table:formula="of:=[.B242]*127" office:value-type="float" office:value="-48.6007959103665" calcext:value-type="float">
            <text:p>-49</text:p>
          </table:table-cell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SIN(2*PI()*[.A243]/256)" office:value-type="float" office:value="-0.359895036534988" calcext:value-type="float">
            <text:p>-0.359895036534988</text:p>
          </table:table-cell>
          <table:table-cell table:formula="of:=[.B243]*127+127" office:value-type="float" office:value="81.2933303600565" calcext:value-type="float">
            <text:p>81</text:p>
          </table:table-cell>
          <table:table-cell table:formula="of:=[.B243]*127" office:value-type="float" office:value="-45.7066696399435" calcext:value-type="float">
            <text:p>-46</text:p>
          </table:table-cell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SIN(2*PI()*[.A244]/256)" office:value-type="float" office:value="-0.33688985339222" calcext:value-type="float">
            <text:p>-0.33688985339222</text:p>
          </table:table-cell>
          <table:table-cell table:formula="of:=[.B244]*127+127" office:value-type="float" office:value="84.2149886191881" calcext:value-type="float">
            <text:p>84</text:p>
          </table:table-cell>
          <table:table-cell table:formula="of:=[.B244]*127" office:value-type="float" office:value="-42.7850113808119" calcext:value-type="float">
            <text:p>-43</text:p>
          </table:table-cell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SIN(2*PI()*[.A245]/256)" office:value-type="float" office:value="-0.313681740398892" calcext:value-type="float">
            <text:p>-0.313681740398892</text:p>
          </table:table-cell>
          <table:table-cell table:formula="of:=[.B245]*127+127" office:value-type="float" office:value="87.1624189693408" calcext:value-type="float">
            <text:p>87</text:p>
          </table:table-cell>
          <table:table-cell table:formula="of:=[.B245]*127" office:value-type="float" office:value="-39.8375810306592" calcext:value-type="float">
            <text:p>-40</text:p>
          </table:table-cell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SIN(2*PI()*[.A246]/256)" office:value-type="float" office:value="-0.290284677254463" calcext:value-type="float">
            <text:p>-0.290284677254463</text:p>
          </table:table-cell>
          <table:table-cell table:formula="of:=[.B246]*127+127" office:value-type="float" office:value="90.1338459886833" calcext:value-type="float">
            <text:p>90</text:p>
          </table:table-cell>
          <table:table-cell table:formula="of:=[.B246]*127" office:value-type="float" office:value="-36.8661540113167" calcext:value-type="float">
            <text:p>-37</text:p>
          </table:table-cell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SIN(2*PI()*[.A247]/256)" office:value-type="float" office:value="-0.266712757474899" calcext:value-type="float">
            <text:p>-0.266712757474899</text:p>
          </table:table-cell>
          <table:table-cell table:formula="of:=[.B247]*127+127" office:value-type="float" office:value="93.1274798006879" calcext:value-type="float">
            <text:p>93</text:p>
          </table:table-cell>
          <table:table-cell table:formula="of:=[.B247]*127" office:value-type="float" office:value="-33.8725201993121" calcext:value-type="float">
            <text:p>-34</text:p>
          </table:table-cell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SIN(2*PI()*[.A248]/256)" office:value-type="float" office:value="-0.242980179903264" calcext:value-type="float">
            <text:p>-0.242980179903264</text:p>
          </table:table-cell>
          <table:table-cell table:formula="of:=[.B248]*127+127" office:value-type="float" office:value="96.1415171522855" calcext:value-type="float">
            <text:p>96</text:p>
          </table:table-cell>
          <table:table-cell table:formula="of:=[.B248]*127" office:value-type="float" office:value="-30.8584828477146" calcext:value-type="float">
            <text:p>-31</text:p>
          </table:table-cell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SIN(2*PI()*[.A249]/256)" office:value-type="float" office:value="-0.21910124015687" calcext:value-type="float">
            <text:p>-0.21910124015687</text:p>
          </table:table-cell>
          <table:table-cell table:formula="of:=[.B249]*127+127" office:value-type="float" office:value="99.1741425000775" calcext:value-type="float">
            <text:p>99</text:p>
          </table:table-cell>
          <table:table-cell table:formula="of:=[.B249]*127" office:value-type="float" office:value="-27.8258574999225" calcext:value-type="float">
            <text:p>-28</text:p>
          </table:table-cell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SIN(2*PI()*[.A250]/256)" office:value-type="float" office:value="-0.195090322016129" calcext:value-type="float">
            <text:p>-0.195090322016129</text:p>
          </table:table-cell>
          <table:table-cell table:formula="of:=[.B250]*127+127" office:value-type="float" office:value="102.223529103952" calcext:value-type="float">
            <text:p>102</text:p>
          </table:table-cell>
          <table:table-cell table:formula="of:=[.B250]*127" office:value-type="float" office:value="-24.7764708960483" calcext:value-type="float">
            <text:p>-25</text:p>
          </table:table-cell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SIN(2*PI()*[.A251]/256)" office:value-type="float" office:value="-0.170961888760302" calcext:value-type="float">
            <text:p>-0.170961888760302</text:p>
          </table:table-cell>
          <table:table-cell table:formula="of:=[.B251]*127+127" office:value-type="float" office:value="105.287840127442" calcext:value-type="float">
            <text:p>105</text:p>
          </table:table-cell>
          <table:table-cell table:formula="of:=[.B251]*127" office:value-type="float" office:value="-21.7121598725583" calcext:value-type="float">
            <text:p>-22</text:p>
          </table:table-cell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SIN(2*PI()*[.A252]/256)" office:value-type="float" office:value="-0.146730474455362" calcext:value-type="float">
            <text:p>-0.146730474455362</text:p>
          </table:table-cell>
          <table:table-cell table:formula="of:=[.B252]*127+127" office:value-type="float" office:value="108.365229744169" calcext:value-type="float">
            <text:p>108</text:p>
          </table:table-cell>
          <table:table-cell table:formula="of:=[.B252]*127" office:value-type="float" office:value="-18.634770255831" calcext:value-type="float">
            <text:p>-19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SIN(2*PI()*[.A253]/256)" office:value-type="float" office:value="-0.122410675199216" calcext:value-type="float">
            <text:p>-0.122410675199216</text:p>
          </table:table-cell>
          <table:table-cell table:formula="of:=[.B253]*127+127" office:value-type="float" office:value="111.4538442497" calcext:value-type="float">
            <text:p>111</text:p>
          </table:table-cell>
          <table:table-cell table:formula="of:=[.B253]*127" office:value-type="float" office:value="-15.5461557503004" calcext:value-type="float">
            <text:p>-16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SIN(2*PI()*[.A254]/256)" office:value-type="float" office:value="-0.0980171403295605" calcext:value-type="float">
            <text:p>-0.0980171403295605</text:p>
          </table:table-cell>
          <table:table-cell table:formula="of:=[.B254]*127+127" office:value-type="float" office:value="114.551823178146" calcext:value-type="float">
            <text:p>115</text:p>
          </table:table-cell>
          <table:table-cell table:formula="of:=[.B254]*127" office:value-type="float" office:value="-12.4481768218542" calcext:value-type="float">
            <text:p>-12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SIN(2*PI()*[.A255]/256)" office:value-type="float" office:value="-0.0735645635996674" calcext:value-type="float">
            <text:p>-0.0735645635996674</text:p>
          </table:table-cell>
          <table:table-cell table:formula="of:=[.B255]*127+127" office:value-type="float" office:value="117.657300422842" calcext:value-type="float">
            <text:p>118</text:p>
          </table:table-cell>
          <table:table-cell table:formula="of:=[.B255]*127" office:value-type="float" office:value="-9.34269957715776" calcext:value-type="float">
            <text:p>-9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SIN(2*PI()*[.A256]/256)" office:value-type="float" office:value="-0.0490676743274181" calcext:value-type="float">
            <text:p>-0.0490676743274181</text:p>
          </table:table-cell>
          <table:table-cell table:formula="of:=[.B256]*127+127" office:value-type="float" office:value="120.768405360418" calcext:value-type="float">
            <text:p>121</text:p>
          </table:table-cell>
          <table:table-cell table:formula="of:=[.B256]*127" office:value-type="float" office:value="-6.2315946395821" calcext:value-type="float">
            <text:p>-6</text:p>
          </table:table-cell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SIN(2*PI()*[.A257]/256)" office:value-type="float" office:value="-0.0245412285229124" calcext:value-type="float">
            <text:p>-0.0245412285229124</text:p>
          </table:table-cell>
          <table:table-cell table:formula="of:=[.B257]*127+127" office:value-type="float" office:value="123.88326397759" calcext:value-type="float">
            <text:p>124</text:p>
          </table:table-cell>
          <table:table-cell table:formula="of:=[.B257]*127" office:value-type="float" office:value="-3.11673602240988" calcext:value-type="float">
            <text:p>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8:53:10.194930644</meta:creation-date>
    <dc:date>2024-09-12T10:47:02.186321338</dc:date>
    <meta:editing-duration>PT1H53M52S</meta:editing-duration>
    <meta:editing-cycles>1</meta:editing-cycles>
    <meta:generator>LibreOffice/7.4.7.2$Linux_X86_64 LibreOffice_project/40$Build-2</meta:generator>
    <meta:document-statistic meta:table-count="1" meta:cell-count="1028" meta:object-count="0"/>
  </office:meta>
</office:document-meta>
</file>